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 manifest:full-path="ObjectReplacements/"/>
  <manifest:file-entry manifest:media-type="text/xml" manifest:full-path="styles.xml"/>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accelerator/current.xml"/>
  <manifest:file-entry manifest:media-type="" manifest:full-path="Object 34/Configurations2/accelerator/"/>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ndard Symbols L" svg:font-family="'Standard Symbols L'" style:font-charset="x-symbol"/>
    <style:font-face style:name="Standard Symbols L1" svg:font-family="'Standard Symbols L'" style:font-adornments="Bold" style:font-charset="x-symbol"/>
    <style:font-face style:name="Symbol1" svg:font-family="Symbol" style:font-charset="x-symbol"/>
    <style:font-face style:name="Symbol" svg:font-family="Symbol" style:font-pitch="variable" style:font-charset="x-symbol"/>
    <style:font-face style:name="LPLHMC+SymbolMT" svg:font-family="LPLHMC+SymbolMT"/>
    <style:font-face style:name="Lohit Hindi2"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cm" fo:margin-right="0cm" fo:text-indent="0cm" style:auto-text-indent="false" style:shadow="none"/>
      <style:text-properties style:font-name="DejaVu Sans1" fo:font-weight="bold" officeooo:rsid="0001c924" officeooo:paragraph-rsid="0001c924" style:font-weight-asian="bold" style:font-weight-complex="bold"/>
    </style:style>
    <style:style style:name="P2" style:family="paragraph" style:parent-style-name="Standard" style:master-page-name="">
      <style:paragraph-properties fo:margin-left="0cm" fo:margin-right="0cm" fo:text-indent="0cm" style:auto-text-indent="false" style:page-number="auto" style:shadow="none"/>
      <style:text-properties style:font-name="DejaVu Sans1" fo:font-weight="bold" officeooo:rsid="0001c924" officeooo:paragraph-rsid="0001c924" style:font-weight-asian="bold" style:font-weight-complex="bold"/>
    </style:style>
    <style:style style:name="P3" style:family="paragraph" style:parent-style-name="Standard">
      <style:paragraph-properties fo:text-align="justify" style:justify-single-word="false" style:shadow="none"/>
      <style:text-properties officeooo:paragraph-rsid="009046ee"/>
    </style:style>
    <style:style style:name="P4" style:family="paragraph" style:parent-style-name="Standard">
      <style:paragraph-properties fo:text-align="justify" style:justify-single-word="false" style:shadow="none"/>
      <style:text-properties style:font-name="DejaVu Sans1" fo:font-weight="normal" officeooo:rsid="00110506" officeooo:paragraph-rsid="003030dc" style:font-weight-asian="normal" style:font-weight-complex="normal"/>
    </style:style>
    <style:style style:name="P5" style:family="paragraph" style:parent-style-name="Standard">
      <style:paragraph-properties fo:text-align="justify" style:justify-single-word="false" style:shadow="none"/>
      <style:text-properties style:font-name="DejaVu Sans1" fo:font-weight="normal" officeooo:rsid="00110506" officeooo:paragraph-rsid="0092029f" style:font-weight-asian="normal" style:font-weight-complex="normal"/>
    </style:style>
    <style:style style:name="P6"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7" style:family="paragraph" style:parent-style-name="Standard">
      <style:paragraph-properties fo:text-align="justify" style:justify-single-word="false" style:shadow="none"/>
      <style:text-properties style:font-name="DejaVu Sans1" fo:font-weight="normal" officeooo:rsid="0092029f" officeooo:paragraph-rsid="0092029f" style:font-weight-asian="normal" style:font-weight-complex="normal"/>
    </style:style>
    <style:style style:name="P8"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859ddd" style:font-name-asian="Arial-BoldMT" style:font-size-asian="12pt" style:font-weight-asian="normal" style:font-name-complex="Arial-BoldMT" style:font-size-complex="12pt" style:font-weight-complex="normal"/>
    </style:style>
    <style:style style:name="P9" style:family="paragraph" style:parent-style-name="Standard">
      <style:text-properties style:font-name="DejaVu Sans1" fo:font-weight="bold" officeooo:rsid="000e1dbf" officeooo:paragraph-rsid="003030dc" style:font-weight-asian="bold" style:font-weight-complex="bold"/>
    </style:style>
    <style:style style:name="P10" style:family="paragraph" style:parent-style-name="Standard">
      <style:text-properties style:font-name="DejaVu Sans1" fo:font-weight="bold" officeooo:rsid="000e1dbf" officeooo:paragraph-rsid="0089fb6a" style:font-weight-asian="bold" style:font-weight-complex="bold"/>
    </style:style>
    <style:style style:name="P11" style:family="paragraph" style:parent-style-name="Standard">
      <style:text-properties style:font-name="DejaVu Sans1" fo:font-weight="bold" officeooo:paragraph-rsid="003030dc" style:font-weight-asian="bold" style:font-weight-complex="bold"/>
    </style:style>
    <style:style style:name="P12" style:family="paragraph" style:parent-style-name="Standard">
      <style:text-properties style:font-name="DejaVu Sans1" fo:font-weight="bold" officeooo:rsid="003030dc" officeooo:paragraph-rsid="003030dc" style:font-weight-asian="bold" style:font-weight-complex="bold"/>
    </style:style>
    <style:style style:name="P13" style:family="paragraph" style:parent-style-name="Standard">
      <style:text-properties style:font-name="DejaVu Sans1" fo:font-weight="normal" officeooo:rsid="000e1dbf" officeooo:paragraph-rsid="003030dc" style:font-weight-asian="normal" style:font-weight-complex="normal"/>
    </style:style>
    <style:style style:name="P14" style:family="paragraph" style:parent-style-name="Standard">
      <style:text-properties style:font-name="DejaVu Sans1" fo:font-weight="normal" officeooo:rsid="0016c352" officeooo:paragraph-rsid="003030dc" style:font-weight-asian="normal" style:font-weight-complex="normal"/>
    </style:style>
    <style:style style:name="P15" style:family="paragraph" style:parent-style-name="Standard">
      <style:text-properties style:font-name="DejaVu Sans1" fo:font-weight="normal" officeooo:rsid="000e1dbf" officeooo:paragraph-rsid="003030dc" style:font-weight-asian="bold" style:font-weight-complex="normal"/>
    </style:style>
    <style:style style:name="P16" style:family="paragraph" style:parent-style-name="Standard">
      <style:text-properties style:font-name="DejaVu Sans1" fo:font-weight="normal" officeooo:rsid="000ff5ca" officeooo:paragraph-rsid="003030dc" style:font-weight-asian="bold" style:font-weight-complex="normal"/>
    </style:style>
    <style:style style:name="P17" style:family="paragraph" style:parent-style-name="Standard">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18" style:family="paragraph" style:parent-style-name="Standard">
      <style:paragraph-properties fo:text-align="justify" style:justify-single-word="false"/>
      <style:text-properties style:font-name="DejaVu Sans1" fo:font-style="normal" fo:font-weight="normal" officeooo:rsid="0096113e" officeooo:paragraph-rsid="00958b6b"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name="DejaVu Sans1" fo:font-style="normal" fo:font-weight="normal" officeooo:rsid="0096113e" officeooo:paragraph-rsid="0096ebad"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style:font-name="DejaVu Sans1" fo:font-style="normal" fo:font-weight="normal" officeooo:rsid="0096ebad" officeooo:paragraph-rsid="0096113e"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style:font-name="DejaVu Sans1" fo:font-style="normal" fo:font-weight="normal" officeooo:rsid="0096ebad" officeooo:paragraph-rsid="0096ebad"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style:font-name="DejaVu Sans1" fo:font-style="normal" fo:font-weight="normal" officeooo:rsid="00985b7d" officeooo:paragraph-rsid="00985b7d"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DejaVu Sans1" fo:font-style="normal" fo:font-weight="normal" officeooo:rsid="00985b7d" officeooo:paragraph-rsid="009b5e81"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style:font-name="DejaVu Sans1" fo:font-style="normal" fo:font-weight="normal" officeooo:rsid="0099fe83" officeooo:paragraph-rsid="0099fe83" style:font-style-asian="normal" style:font-weight-asian="normal" style:font-style-complex="normal" style:font-weight-complex="normal"/>
    </style:style>
    <style:style style:name="P25" style:family="paragraph" style:parent-style-name="Standard">
      <style:text-properties style:font-name="Symbol1" fo:font-weight="normal" officeooo:rsid="000d16a4" officeooo:paragraph-rsid="003030dc" style:font-weight-asian="normal" style:font-weight-complex="normal"/>
    </style:style>
    <style:style style:name="P26" style:family="paragraph" style:parent-style-name="Standard">
      <style:paragraph-properties fo:text-align="justify" style:justify-single-word="false"/>
      <style:text-properties officeooo:paragraph-rsid="0096113e"/>
    </style:style>
    <style:style style:name="P27" style:family="paragraph" style:parent-style-name="Standard">
      <style:paragraph-properties fo:text-align="justify" style:justify-single-word="false"/>
      <style:text-properties officeooo:paragraph-rsid="0096ebad"/>
    </style:style>
    <style:style style:name="P28" style:family="paragraph" style:parent-style-name="Standard">
      <style:paragraph-properties fo:text-align="justify" style:justify-single-word="false"/>
      <style:text-properties officeooo:paragraph-rsid="00993cc1"/>
    </style:style>
    <style:style style:name="P29" style:family="paragraph" style:parent-style-name="Standard">
      <style:paragraph-properties fo:text-align="justify" style:justify-single-word="false"/>
      <style:text-properties officeooo:paragraph-rsid="0099fe83"/>
    </style:style>
    <style:style style:name="P30" style:family="paragraph" style:parent-style-name="Standard">
      <style:paragraph-properties fo:text-align="justify" style:justify-single-word="false"/>
      <style:text-properties officeooo:paragraph-rsid="009c4fc4"/>
    </style:style>
    <style:style style:name="P31" style:family="paragraph" style:parent-style-name="Standard">
      <style:paragraph-properties fo:text-align="justify" style:justify-single-word="false" style:text-autospace="none"/>
      <style:text-properties style:use-window-font-color="true" style:font-name="DejaVu Sans1" fo:font-size="12pt" fo:font-weight="normal" officeooo:rsid="00859ddd" style:font-name-asian="Arial-BoldMT" style:font-size-asian="12pt" style:font-weight-asian="normal" style:font-name-complex="Arial-BoldMT" style:font-size-complex="12pt" style:font-weight-complex="normal"/>
    </style:style>
    <style:style style:name="P32" style:family="paragraph" style:parent-style-name="Standard">
      <style:paragraph-properties fo:text-align="justify" style:justify-single-word="false" style:text-autospace="none"/>
      <style:text-properties style:use-window-font-color="true" style:font-name="DejaVu Sans1" fo:font-size="12pt" fo:font-weight="normal" officeooo:rsid="00859ddd" officeooo:paragraph-rsid="00859ddd" style:font-name-asian="Arial-BoldMT" style:font-size-asian="12pt" style:font-weight-asian="normal" style:font-name-complex="Arial-BoldMT" style:font-size-complex="12pt" style:font-weight-complex="normal"/>
    </style:style>
    <style:style style:name="P33" style:family="paragraph" style:parent-style-name="Standard">
      <style:paragraph-properties fo:margin-left="1.251cm" fo:margin-right="0cm" fo:text-align="justify" style:justify-single-word="false" fo:text-indent="0cm" style:auto-text-indent="false"/>
      <style:text-properties officeooo:paragraph-rsid="009cc95f"/>
    </style:style>
    <style:style style:name="P34" style:family="paragraph" style:parent-style-name="Standard" style:list-style-name="L2">
      <style:text-properties fo:font-weight="normal" officeooo:paragraph-rsid="003030dc" style:font-weight-asian="normal" style:font-weight-complex="normal"/>
    </style:style>
    <style:style style:name="P35" style:family="paragraph" style:parent-style-name="Standard" style:list-style-name="L3">
      <style:text-properties fo:font-weight="normal" officeooo:paragraph-rsid="003030dc" style:font-weight-asian="normal" style:font-weight-complex="normal"/>
    </style:style>
    <style:style style:name="P36" style:family="paragraph" style:parent-style-name="Standard" style:list-style-name="L4">
      <style:text-properties fo:font-weight="normal" officeooo:paragraph-rsid="00312aaa" style:font-weight-asian="normal" style:font-weight-complex="normal"/>
    </style:style>
    <style:style style:name="P37" style:family="paragraph" style:parent-style-name="Standard" style:list-style-name="L5">
      <style:text-properties fo:font-weight="normal" officeooo:paragraph-rsid="003030dc" style:font-weight-asian="normal" style:font-weight-complex="normal"/>
    </style:style>
    <style:style style:name="P38" style:family="paragraph" style:parent-style-name="Standard" style:list-style-name="L35">
      <style:paragraph-properties fo:text-align="justify" style:justify-single-word="false"/>
      <style:text-properties fo:font-weight="normal" officeooo:paragraph-rsid="00b9e787" style:font-weight-asian="normal" style:font-weight-complex="normal"/>
    </style:style>
    <style:style style:name="P39" style:family="paragraph" style:parent-style-name="Standard">
      <style:paragraph-properties fo:text-align="justify" style:justify-single-word="false"/>
      <style:text-properties fo:font-weight="normal" officeooo:paragraph-rsid="00b9e787" style:font-weight-asian="normal" style:font-weight-complex="normal"/>
    </style:style>
    <style:style style:name="P40" style:family="paragraph" style:parent-style-name="Standard">
      <style:paragraph-properties fo:text-align="justify" style:justify-single-word="false"/>
      <style:text-properties fo:font-weight="normal" officeooo:paragraph-rsid="00b9ea95" style:font-weight-asian="normal" style:font-weight-complex="normal"/>
    </style:style>
    <style:style style:name="P41" style:family="paragraph" style:parent-style-name="Standard" style:list-style-name="L4">
      <style:text-properties officeooo:paragraph-rsid="00325d1a"/>
    </style:style>
    <style:style style:name="P42" style:family="paragraph" style:parent-style-name="Standard" style:list-style-name="L4">
      <style:text-properties officeooo:paragraph-rsid="008ddb35"/>
    </style:style>
    <style:style style:name="P43" style:family="paragraph" style:parent-style-name="Standard" style:list-style-name="L6">
      <style:text-properties officeooo:paragraph-rsid="008ddb35"/>
    </style:style>
    <style:style style:name="P44" style:family="paragraph" style:parent-style-name="Standard" style:list-style-name="L11">
      <style:paragraph-properties fo:text-align="justify" style:justify-single-word="false"/>
      <style:text-properties style:font-name="DejaVu Sans1" fo:font-style="normal" fo:font-weight="normal" officeooo:rsid="00940e59" officeooo:paragraph-rsid="00940e59"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style:font-name="DejaVu Sans1" fo:font-style="normal" fo:font-weight="normal" officeooo:rsid="009b5e81" officeooo:paragraph-rsid="009b5e81"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font-name="DejaVu Sans1" fo:font-style="normal" fo:font-weight="normal" officeooo:rsid="009b5e81" officeooo:paragraph-rsid="009d331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font-name="DejaVu Sans1" fo:font-style="normal" fo:font-weight="normal" officeooo:rsid="009b5e81" officeooo:paragraph-rsid="00ab5b4e"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font-name="DejaVu Sans1" fo:font-style="normal" fo:font-weight="normal" officeooo:rsid="009b5e81" officeooo:paragraph-rsid="00ae4d76"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0" style:family="paragraph" style:parent-style-name="Standard" style:list-style-name="L13">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1" style:family="paragraph" style:parent-style-name="Standard" style:list-style-name="L14">
      <style:paragraph-properties fo:text-align="justify" style:justify-single-word="false"/>
      <style:text-properties style:font-name="DejaVu Sans1" fo:font-style="normal" fo:font-weight="normal" officeooo:rsid="009c4fc4" officeooo:paragraph-rsid="009c4fc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font-name="DejaVu Sans1" fo:font-style="normal" fo:font-weight="normal" officeooo:rsid="009c4fc4" officeooo:paragraph-rsid="00ab5b4e" style:font-style-asian="normal" style:font-weight-asian="normal" style:font-style-complex="normal" style:font-weight-complex="normal"/>
    </style:style>
    <style:style style:name="P53" style:family="paragraph" style:parent-style-name="Standard" style:list-style-name="L15">
      <style:paragraph-properties fo:text-align="justify" style:justify-single-word="false"/>
      <style:text-properties style:font-name="DejaVu Sans1" fo:font-style="normal" fo:font-weight="normal" officeooo:rsid="009c4fc4" officeooo:paragraph-rsid="00ab5b4e"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font-name="DejaVu Sans1" fo:font-style="normal" fo:font-weight="normal" officeooo:rsid="009c4fc4" officeooo:paragraph-rsid="00ae4d76"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font-name="DejaVu Sans1" fo:font-style="normal" fo:font-weight="normal" officeooo:rsid="009d3315" officeooo:paragraph-rsid="009d3315"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DejaVu Sans1" fo:font-style="normal" fo:font-weight="normal" officeooo:rsid="00985b7d" officeooo:paragraph-rsid="009d3315"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font-name="DejaVu Sans1" fo:font-style="normal" fo:font-weight="normal" officeooo:rsid="00985b7d" officeooo:paragraph-rsid="009ec72b"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font-name="DejaVu Sans1" fo:font-style="normal" fo:font-weight="normal" officeooo:rsid="00985b7d" officeooo:paragraph-rsid="009fad52"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font-name="DejaVu Sans1" fo:font-style="normal" fo:font-weight="normal" officeooo:rsid="00985b7d" officeooo:paragraph-rsid="009b5e81" style:font-style-asian="normal" style:font-weight-asian="normal" style:font-style-complex="normal" style:font-weight-complex="normal"/>
    </style:style>
    <style:style style:name="P60" style:family="paragraph" style:parent-style-name="Standard" style:list-style-name="L12">
      <style:paragraph-properties fo:text-align="justify" style:justify-single-word="false"/>
      <style:text-properties style:font-name="DejaVu Sans1" fo:font-style="normal" fo:font-weight="normal" officeooo:rsid="00985b7d" officeooo:paragraph-rsid="00a98f80"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DejaVu Sans1" fo:font-style="normal" fo:font-weight="normal" officeooo:rsid="00985b7d" officeooo:paragraph-rsid="00a98f80"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font-name="DejaVu Sans1" fo:font-style="normal" fo:font-weight="normal" officeooo:rsid="00985b7d" officeooo:paragraph-rsid="00ae4d76"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font-name="DejaVu Sans1" fo:font-style="normal" fo:font-weight="normal" officeooo:rsid="0099fe83" officeooo:paragraph-rsid="0099fe83"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font-name="DejaVu Sans1" fo:font-style="normal" fo:font-weight="normal" officeooo:rsid="0099fe83" officeooo:paragraph-rsid="00b1939f"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font-name="DejaVu Sans1" fo:font-style="normal" fo:font-weight="normal" officeooo:rsid="0099fe83" officeooo:paragraph-rsid="00b2b97e" style:font-style-asian="normal" style:font-weight-asian="normal" style:font-style-complex="normal" style:font-weight-complex="normal"/>
    </style:style>
    <style:style style:name="P66" style:family="paragraph" style:parent-style-name="Standard">
      <style:text-properties style:font-name="DejaVu Sans1" fo:font-weight="normal" officeooo:rsid="0016c352" officeooo:paragraph-rsid="00b6f92c" style:font-weight-asian="normal" style:font-weight-complex="normal"/>
    </style:style>
    <style:style style:name="P67" style:family="paragraph" style:parent-style-name="Standard">
      <style:text-properties style:font-name="DejaVu Sans1" fo:font-weight="normal" officeooo:rsid="000ff5ca" officeooo:paragraph-rsid="003030dc" style:font-weight-asian="bold" style:font-weight-complex="normal"/>
    </style:style>
    <style:style style:name="P68" style:family="paragraph" style:parent-style-name="Standard">
      <style:paragraph-properties fo:text-align="justify" style:justify-single-word="false"/>
      <style:text-properties style:font-name="DejaVu Sans1" fo:font-weight="normal" officeooo:rsid="000ff5ca" officeooo:paragraph-rsid="00b98234" style:font-weight-asian="bold" style:font-weight-complex="normal"/>
    </style:style>
    <style:style style:name="P69" style:family="paragraph" style:parent-style-name="Standard">
      <style:paragraph-properties fo:text-align="justify" style:justify-single-word="false"/>
      <style:text-properties style:font-name="DejaVu Sans1" fo:font-weight="normal" officeooo:rsid="000ff5ca" officeooo:paragraph-rsid="00bbf057" style:font-weight-asian="bold" style:font-weight-complex="normal"/>
    </style:style>
    <style:style style:name="P70" style:family="paragraph" style:parent-style-name="Standard">
      <style:paragraph-properties fo:text-align="justify" style:justify-single-word="false"/>
      <style:text-properties style:font-name="DejaVu Sans1" fo:font-weight="normal" officeooo:rsid="000ff5ca" officeooo:paragraph-rsid="00bd515b" style:font-weight-asian="bold" style:font-weight-complex="normal"/>
    </style:style>
    <style:style style:name="P71" style:family="paragraph" style:parent-style-name="Standard">
      <style:paragraph-properties fo:text-align="justify" style:justify-single-word="false"/>
      <style:text-properties style:font-name="DejaVu Sans1" fo:font-weight="normal" officeooo:rsid="000ff5ca" officeooo:paragraph-rsid="00bd813a" style:font-weight-asian="bold" style:font-weight-complex="normal"/>
    </style:style>
    <style:style style:name="P72" style:family="paragraph" style:parent-style-name="Standard">
      <style:paragraph-properties fo:text-align="justify" style:justify-single-word="false"/>
      <style:text-properties style:font-name="DejaVu Sans1" fo:font-weight="normal" officeooo:rsid="000ff5ca" officeooo:paragraph-rsid="00bf66f8" style:font-weight-asian="bold" style:font-weight-complex="normal"/>
    </style:style>
    <style:style style:name="P73" style:family="paragraph" style:parent-style-name="Standard">
      <style:text-properties style:font-name="DejaVu Sans1" fo:font-weight="bold" officeooo:rsid="000ff5ca" officeooo:paragraph-rsid="00b9e787" style:font-weight-asian="bold" style:font-weight-complex="bold"/>
    </style:style>
    <style:style style:name="P74" style:family="paragraph" style:parent-style-name="Standard">
      <style:paragraph-properties fo:text-align="justify" style:justify-single-word="false"/>
      <style:text-properties style:font-name="DejaVu Sans1" fo:font-weight="bold" officeooo:rsid="000ff5ca" officeooo:paragraph-rsid="00b9e787" style:font-weight-asian="bold" style:font-weight-complex="bold"/>
    </style:style>
    <style:style style:name="P75" style:family="paragraph" style:parent-style-name="Standard">
      <style:paragraph-properties fo:text-align="justify" style:justify-single-word="false"/>
      <style:text-properties style:font-name="DejaVu Sans1" fo:font-weight="bold" officeooo:rsid="000ff5ca" officeooo:paragraph-rsid="00ba01f0" style:font-weight-asian="bold" style:font-weight-complex="bold"/>
    </style:style>
    <style:style style:name="P76" style:family="paragraph" style:parent-style-name="Standard">
      <style:paragraph-properties fo:text-align="justify" style:justify-single-word="false"/>
      <style:text-properties style:font-name="DejaVu Sans1" fo:font-weight="bold" officeooo:rsid="000ff5ca" officeooo:paragraph-rsid="00bd813a" style:font-weight-asian="bold" style:font-weight-complex="bold"/>
    </style:style>
    <style:style style:name="P77" style:family="paragraph" style:parent-style-name="Standard">
      <style:paragraph-properties fo:text-align="justify" style:justify-single-word="false"/>
      <style:text-properties style:font-name="DejaVu Sans1" fo:font-weight="bold" officeooo:rsid="000ff5ca" officeooo:paragraph-rsid="00bf66f8" style:font-weight-asian="bold" style:font-weight-complex="bold"/>
    </style:style>
    <style:style style:name="P78" style:family="paragraph" style:parent-style-name="Standard" style:list-style-name="L11">
      <style:paragraph-properties fo:text-align="justify" style:justify-single-word="false"/>
      <style:text-properties officeooo:paragraph-rsid="00940e59"/>
    </style:style>
    <style:style style:name="P79" style:family="paragraph" style:parent-style-name="Standard" style:list-style-name="L11">
      <style:paragraph-properties fo:text-align="justify" style:justify-single-word="false"/>
      <style:text-properties officeooo:paragraph-rsid="00958b6b"/>
    </style:style>
    <style:style style:name="P80" style:family="paragraph" style:parent-style-name="Standard" style:list-style-name="L12">
      <style:paragraph-properties fo:text-align="justify" style:justify-single-word="false"/>
      <style:text-properties officeooo:paragraph-rsid="009b5e81"/>
    </style:style>
    <style:style style:name="P81" style:family="paragraph" style:parent-style-name="Standard" style:list-style-name="L12">
      <style:paragraph-properties fo:text-align="justify" style:justify-single-word="false"/>
      <style:text-properties officeooo:paragraph-rsid="009c4fc4"/>
    </style:style>
    <style:style style:name="P82" style:family="paragraph" style:parent-style-name="Standard" style:list-style-name="L12">
      <style:paragraph-properties fo:text-align="justify" style:justify-single-word="false"/>
      <style:text-properties officeooo:paragraph-rsid="00a98f80"/>
    </style:style>
    <style:style style:name="P83" style:family="paragraph" style:parent-style-name="Standard" style:list-style-name="L14">
      <style:paragraph-properties fo:text-align="justify" style:justify-single-word="false"/>
      <style:text-properties officeooo:paragraph-rsid="009cc95f"/>
    </style:style>
    <style:style style:name="P84" style:family="paragraph" style:parent-style-name="Standard">
      <style:paragraph-properties fo:text-align="justify" style:justify-single-word="false"/>
      <style:text-properties officeooo:paragraph-rsid="00ace65e"/>
    </style:style>
    <style:style style:name="P85" style:family="paragraph" style:parent-style-name="Standard" style:list-style-name="L1">
      <style:paragraph-properties fo:text-align="justify" style:justify-single-word="false"/>
      <style:text-properties officeooo:paragraph-rsid="003030dc"/>
    </style:style>
    <style:style style:name="P86" style:family="paragraph" style:parent-style-name="Standard" style:list-style-name="L1">
      <style:paragraph-properties fo:text-align="justify" style:justify-single-word="false"/>
      <style:text-properties officeooo:paragraph-rsid="00325d1a"/>
    </style:style>
    <style:style style:name="P87" style:family="paragraph" style:parent-style-name="Standard">
      <style:paragraph-properties fo:text-align="justify" style:justify-single-word="false" style:text-autospace="none"/>
      <style:text-properties officeooo:paragraph-rsid="00b6f92c"/>
    </style:style>
    <style:style style:name="P88" style:family="paragraph" style:parent-style-name="Standard">
      <style:paragraph-properties fo:text-align="justify" style:justify-single-word="false" style:text-autospace="none"/>
      <style:text-properties officeooo:paragraph-rsid="00b7fc48"/>
    </style:style>
    <style:style style:name="P89" style:family="paragraph" style:parent-style-name="Standard" style:list-style-name="L25">
      <style:paragraph-properties fo:text-align="justify" style:justify-single-word="false" style:text-autospace="none"/>
      <style:text-properties officeooo:paragraph-rsid="00b6f92c"/>
    </style:style>
    <style:style style:name="P90" style:family="paragraph" style:parent-style-name="Standard" style:list-style-name="L26">
      <style:paragraph-properties fo:text-align="justify" style:justify-single-word="false" style:text-autospace="none"/>
      <style:text-properties officeooo:paragraph-rsid="00b6f92c"/>
    </style:style>
    <style:style style:name="P91" style:family="paragraph" style:parent-style-name="Standard" style:list-style-name="L27">
      <style:paragraph-properties fo:text-align="justify" style:justify-single-word="false" style:text-autospace="none"/>
      <style:text-properties officeooo:paragraph-rsid="00b6f92c"/>
    </style:style>
    <style:style style:name="P92" style:family="paragraph" style:parent-style-name="Standard" style:list-style-name="L28">
      <style:paragraph-properties fo:text-align="justify" style:justify-single-word="false" style:text-autospace="none"/>
      <style:text-properties officeooo:paragraph-rsid="00bd813a"/>
    </style:style>
    <style:style style:name="P93" style:family="paragraph" style:parent-style-name="Standard" style:list-style-name="L29">
      <style:paragraph-properties fo:text-align="justify" style:justify-single-word="false" style:text-autospace="none"/>
      <style:text-properties officeooo:paragraph-rsid="00b6f92c"/>
    </style:style>
    <style:style style:name="P94" style:family="paragraph" style:parent-style-name="Standard" style:list-style-name="L30">
      <style:paragraph-properties fo:text-align="justify" style:justify-single-word="false" style:text-autospace="none"/>
      <style:text-properties officeooo:paragraph-rsid="00b6f92c"/>
    </style:style>
    <style:style style:name="P95" style:family="paragraph" style:parent-style-name="Standard" style:list-style-name="L31">
      <style:paragraph-properties fo:text-align="justify" style:justify-single-word="false" style:text-autospace="none"/>
      <style:text-properties officeooo:paragraph-rsid="00b6f92c"/>
    </style:style>
    <style:style style:name="P96" style:family="paragraph" style:parent-style-name="Standard" style:list-style-name="L33">
      <style:paragraph-properties fo:text-align="justify" style:justify-single-word="false" style:text-autospace="none"/>
      <style:text-properties officeooo:paragraph-rsid="00b7fc48"/>
    </style:style>
    <style:style style:name="P97" style:family="paragraph" style:parent-style-name="Standard" style:list-style-name="L34">
      <style:paragraph-properties fo:text-align="justify" style:justify-single-word="false" style:text-autospace="none"/>
      <style:text-properties officeooo:paragraph-rsid="00b7fc48"/>
    </style:style>
    <style:style style:name="P98" style:family="paragraph" style:parent-style-name="Standard">
      <style:paragraph-properties fo:text-align="justify" style:justify-single-word="false"/>
      <style:text-properties fo:color="#000000" style:font-name="DejaVu Sans1" fo:font-size="12pt" fo:font-weight="normal" officeooo:rsid="000ad6d7" officeooo:paragraph-rsid="00b6f92c" style:font-name-asian="ArialMT" style:font-size-asian="12pt" style:font-weight-asian="normal" style:font-name-complex="ArialMT" style:font-size-complex="12pt" style:font-weight-complex="normal"/>
    </style:style>
    <style:style style:name="P99" style:family="paragraph" style:parent-style-name="Standard">
      <style:paragraph-properties fo:text-align="justify" style:justify-single-word="false" style:text-autospace="none"/>
      <style:text-properties fo:color="#000000" style:font-name="DejaVu Sans1" fo:font-size="12pt" fo:font-weight="normal" officeooo:rsid="0005c946" officeooo:paragraph-rsid="00b6f92c" style:font-name-asian="Arial-BoldMT" style:font-size-asian="12pt" style:font-weight-asian="bold" style:font-name-complex="Arial-BoldMT" style:font-size-complex="12pt" style:font-weight-complex="normal"/>
    </style:style>
    <style:style style:name="P100" style:family="paragraph" style:parent-style-name="Standard">
      <style:paragraph-properties fo:text-align="justify" style:justify-single-word="false" style:text-autospace="none"/>
      <style:text-properties fo:color="#000000" style:font-name="DejaVu Sans1" fo:font-size="12pt" fo:font-weight="normal" officeooo:rsid="0007b778" officeooo:paragraph-rsid="00b6f92c" style:font-name-asian="Arial-BoldMT" style:font-size-asian="12pt" style:font-weight-asian="bold" style:font-name-complex="Arial-BoldMT" style:font-size-complex="12pt" style:font-weight-complex="normal"/>
    </style:style>
    <style:style style:name="P101" style:family="paragraph" style:parent-style-name="Standard" style:list-style-name="L17">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102" style:family="paragraph" style:parent-style-name="Standard">
      <style:paragraph-properties fo:text-align="justify" style:justify-single-word="false" style:text-autospace="none"/>
      <style:text-properties fo:color="#000000" style:font-name="DejaVu Sans1" fo:font-size="12pt" fo:font-weight="bold" officeooo:rsid="000e1dbf" officeooo:paragraph-rsid="00b6f92c" style:font-name-asian="ArialMT" style:font-size-asian="12pt" style:font-weight-asian="bold" style:font-name-complex="ArialMT" style:font-size-complex="12pt" style:font-weight-complex="bold"/>
    </style:style>
    <style:style style:name="P103" style:family="paragraph" style:parent-style-name="Standard">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104" style:family="paragraph" style:parent-style-name="Standard">
      <style:paragraph-properties fo:text-align="justify" style:justify-single-word="false" style:text-autospace="none"/>
      <style:text-properties style:font-name="DejaVu Sans1" fo:font-weight="normal" officeooo:paragraph-rsid="00b784a9" style:font-weight-asian="normal" style:font-weight-complex="normal"/>
    </style:style>
    <style:style style:name="P105" style:family="paragraph" style:parent-style-name="Standard" style:list-style-name="L28">
      <style:paragraph-properties fo:text-align="justify" style:justify-single-word="false" style:text-autospace="none"/>
      <style:text-properties style:font-name="DejaVu Sans1" fo:font-weight="normal" officeooo:paragraph-rsid="00b6f92c" style:font-weight-asian="normal" style:font-weight-complex="normal"/>
    </style:style>
    <style:style style:name="P106" style:family="paragraph" style:parent-style-name="Standard" style:list-style-name="L28">
      <style:paragraph-properties fo:text-align="justify" style:justify-single-word="false" style:text-autospace="none"/>
      <style:text-properties style:font-name="DejaVu Sans1" fo:font-weight="normal" officeooo:rsid="000ff5ca" officeooo:paragraph-rsid="00bd813a" style:font-weight-asian="normal" style:font-weight-complex="normal"/>
    </style:style>
    <style:style style:name="P107" style:family="paragraph" style:parent-style-name="Standard" style:list-style-name="L28">
      <style:paragraph-properties fo:text-align="justify" style:justify-single-word="false" style:text-autospace="none"/>
      <style:text-properties style:font-name="DejaVu Sans1" officeooo:paragraph-rsid="00b6f92c"/>
    </style:style>
    <style:style style:name="P108" style:family="paragraph" style:parent-style-name="Standard">
      <style:paragraph-properties fo:text-align="justify" style:justify-single-word="false" style:text-autospace="none"/>
      <style:text-properties style:font-name="DejaVu Sans1" officeooo:paragraph-rsid="00b6f92c"/>
    </style:style>
    <style:style style:name="P109"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6f92c" style:font-name-asian="Arial-BoldMT" style:font-size-asian="12pt" style:font-weight-asian="normal" style:font-name-complex="Arial-BoldMT" style:font-size-complex="12pt" style:font-weight-complex="normal"/>
    </style:style>
    <style:style style:name="P110" style:family="paragraph" style:parent-style-name="Standard">
      <style:paragraph-properties fo:text-align="justify" style:justify-single-word="false" style:text-autospace="none"/>
      <style:text-properties style:use-window-font-color="true" style:font-name="DejaVu Sans1" fo:font-size="12pt" fo:font-weight="normal" officeooo:rsid="000cbec8" officeooo:paragraph-rsid="00bd813a" style:font-name-asian="Arial-BoldMT" style:font-size-asian="12pt" style:font-weight-asian="normal" style:font-name-complex="Arial-BoldMT" style:font-size-complex="12pt" style:font-weight-complex="normal"/>
    </style:style>
    <style:style style:name="P111" style:family="paragraph" style:parent-style-name="Standard">
      <style:paragraph-properties fo:text-align="justify" style:justify-single-word="false" style:text-autospace="none"/>
      <style:text-properties style:use-window-font-color="true" style:font-name="DejaVu Sans1" fo:font-size="12pt" fo:font-weight="normal" officeooo:rsid="0007b778" officeooo:paragraph-rsid="00b6f92c" style:font-name-asian="Arial-BoldItalicMT" style:font-size-asian="12pt" style:font-weight-asian="normal" style:font-name-complex="Arial-BoldItalicMT" style:font-size-complex="12pt" style:font-weight-complex="normal"/>
    </style:style>
    <style:style style:name="P112" style:family="paragraph" style:parent-style-name="Standard">
      <style:paragraph-properties fo:text-align="justify" style:justify-single-word="false"/>
      <style:text-properties style:use-window-font-color="true" style:font-name="DejaVu Sans1" fo:font-size="12pt" fo:font-weight="bold" officeooo:rsid="000ad6d7" officeooo:paragraph-rsid="00b6f92c" style:font-name-asian="ArialMT" style:font-size-asian="12pt" style:font-weight-asian="bold" style:font-name-complex="ArialMT" style:font-size-complex="12pt" style:font-weight-complex="bold"/>
    </style:style>
    <style:style style:name="P113" style:family="paragraph" style:parent-style-name="Standard">
      <style:paragraph-properties fo:text-align="justify" style:justify-single-word="false" style:text-autospace="none"/>
      <style:text-properties style:use-window-font-color="true" style:font-name="DejaVu Sans1" fo:font-size="12pt" fo:font-weight="bold" officeooo:rsid="0007b778" officeooo:paragraph-rsid="00b6f92c" style:font-name-asian="Arial-BoldItalicMT" style:font-size-asian="12pt" style:font-weight-asian="bold" style:font-name-complex="Arial-BoldItalicMT" style:font-size-complex="12pt" style:font-weight-complex="bold"/>
    </style:style>
    <style:style style:name="P114"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b6f92c" style:font-name-asian="Arial-BoldMT" style:font-size-asian="12pt" style:font-weight-asian="bold" style:font-name-complex="Arial-BoldMT" style:font-size-complex="12pt" style:font-weight-complex="bold"/>
    </style:style>
    <style:style style:name="P115" style:family="paragraph" style:parent-style-name="Standard">
      <style:paragraph-properties fo:text-align="justify" style:justify-single-word="false" style:text-autospace="none"/>
      <style:text-properties style:use-window-font-color="true" style:font-name="DejaVu Sans" fo:font-size="12pt" fo:font-weight="bold" officeooo:rsid="000e1dbf" officeooo:paragraph-rsid="00b784a9" style:font-name-asian="Arial-BoldMT" style:font-size-asian="12pt" style:font-weight-asian="bold" style:font-name-complex="Arial-BoldMT" style:font-size-complex="12pt" style:font-weight-complex="bold"/>
    </style:style>
    <style:style style:name="P116" style:family="paragraph" style:parent-style-name="Standard">
      <style:paragraph-properties fo:text-align="justify" style:justify-single-word="false" style:text-autospace="none"/>
      <style:text-properties style:use-window-font-color="true" style:font-name="DejaVu Sans" fo:font-size="12pt" fo:font-weight="bold" officeooo:rsid="000cbec8" officeooo:paragraph-rsid="00b6f92c" style:font-name-asian="Arial-BoldMT" style:font-size-asian="12pt" style:font-weight-asian="bold" style:font-name-complex="Arial-BoldMT" style:font-size-complex="12pt" style:font-weight-complex="bold"/>
    </style:style>
    <style:style style:name="P117" style:family="paragraph" style:parent-style-name="Standard">
      <style:paragraph-properties fo:text-align="justify" style:justify-single-word="false" style:text-autospace="none"/>
      <style:text-properties style:use-window-font-color="true" style:font-name="DejaVu Sans" fo:font-size="12pt" fo:font-weight="normal" officeooo:rsid="0007b778" officeooo:paragraph-rsid="00b6f92c" style:font-name-asian="Arial-BoldMT" style:font-size-asian="12pt" style:font-weight-asian="normal" style:font-name-complex="Arial-BoldMT" style:font-size-complex="12pt" style:font-weight-complex="normal"/>
    </style:style>
    <style:style style:name="P118" style:family="paragraph" style:parent-style-name="Standard" style:list-style-name="L17">
      <style:text-properties officeooo:paragraph-rsid="00b6f92c"/>
    </style:style>
    <style:style style:name="P119" style:family="paragraph" style:parent-style-name="Standard" style:list-style-name="L17">
      <style:text-properties officeooo:paragraph-rsid="00b784a9"/>
    </style:style>
    <style:style style:name="P120" style:family="paragraph" style:parent-style-name="Standard" style:list-style-name="L7">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121" style:family="paragraph" style:parent-style-name="Standard">
      <style:paragraph-properties fo:text-align="justify" style:justify-single-word="false" style:shadow="none"/>
      <style:text-properties style:font-name="DejaVu Sans1" fo:font-weight="normal" officeooo:rsid="008f19ef" officeooo:paragraph-rsid="008f19ef" style:font-weight-asian="normal" style:font-weight-complex="normal"/>
    </style:style>
    <style:style style:name="P122" style:family="paragraph" style:parent-style-name="Standard">
      <style:paragraph-properties fo:text-align="justify" style:justify-single-word="false" style:shadow="none"/>
      <style:text-properties style:font-name="DejaVu Sans1" fo:font-weight="normal" officeooo:rsid="008f19ef" officeooo:paragraph-rsid="00c0dfe8" style:font-weight-asian="normal" style:font-weight-complex="normal"/>
    </style:style>
    <style:style style:name="P123" style:family="paragraph" style:parent-style-name="Standard">
      <style:paragraph-properties fo:text-align="justify" style:justify-single-word="false" style:shadow="none"/>
      <style:text-properties style:font-name="DejaVu Sans1" fo:font-weight="bold" officeooo:rsid="000ff5ca" officeooo:paragraph-rsid="00c2e15c" style:font-weight-asian="bold" style:font-weight-complex="bold"/>
    </style:style>
    <style:style style:name="P124" style:family="paragraph" style:parent-style-name="Standard" style:list-style-name="L7">
      <style:paragraph-properties fo:text-align="justify" style:justify-single-word="false" style:shadow="none"/>
      <style:text-properties officeooo:paragraph-rsid="008f19ef"/>
    </style:style>
    <style:style style:name="P125" style:family="paragraph" style:parent-style-name="Standard" style:list-style-name="L8">
      <style:paragraph-properties fo:text-align="justify" style:justify-single-word="false" style:shadow="none"/>
      <style:text-properties officeooo:paragraph-rsid="009046ee"/>
    </style:style>
    <style:style style:name="P126" style:family="paragraph" style:parent-style-name="Standard" style:list-style-name="L9">
      <style:paragraph-properties fo:text-align="justify" style:justify-single-word="false" style:shadow="none"/>
      <style:text-properties officeooo:paragraph-rsid="009046ee"/>
    </style:style>
    <style:style style:name="P127" style:family="paragraph" style:parent-style-name="Standard" style:list-style-name="L10">
      <style:paragraph-properties fo:text-align="justify" style:justify-single-word="false" style:shadow="none"/>
      <style:text-properties officeooo:paragraph-rsid="009046ee"/>
    </style:style>
    <style:style style:name="P128" style:family="paragraph" style:parent-style-name="Standard" style:list-style-name="L32">
      <style:paragraph-properties fo:text-align="justify" style:justify-single-word="false" style:shadow="none" style:text-autospace="none"/>
      <style:text-properties officeooo:paragraph-rsid="00b6f92c"/>
    </style:style>
    <style:style style:name="P129" style:family="paragraph" style:parent-style-name="Standard">
      <style:paragraph-properties fo:text-align="justify" style:justify-single-word="false" style:shadow="none"/>
      <style:text-properties officeooo:paragraph-rsid="00c51b87"/>
    </style:style>
    <style:style style:name="P130" style:family="paragraph" style:parent-style-name="Standard" style:list-style-name="L36">
      <style:paragraph-properties fo:text-align="justify" style:justify-single-word="false" style:shadow="none"/>
      <style:text-properties officeooo:paragraph-rsid="00c51b87"/>
    </style:style>
    <style:style style:name="P131" style:family="paragraph" style:parent-style-name="Standard">
      <style:paragraph-properties fo:text-align="justify" style:justify-single-word="false" style:shadow="none"/>
      <style:text-properties style:use-window-font-color="true" style:font-name="DejaVu Sans1" fo:font-size="12pt" fo:font-weight="normal" officeooo:rsid="00027f96" officeooo:paragraph-rsid="0028c103" style:font-name-asian="Arial-BoldMT" style:font-size-asian="12pt" style:font-weight-asian="normal" style:font-name-complex="Arial-BoldMT" style:font-size-complex="12pt" style:font-weight-complex="normal"/>
    </style:style>
    <style:style style:name="P132" style:family="paragraph" style:parent-style-name="Standard">
      <style:paragraph-properties fo:text-align="justify" style:justify-single-word="false" style:shadow="none"/>
      <style:text-properties style:use-window-font-color="true" style:font-name="DejaVu Sans1" fo:font-size="12pt" fo:font-weight="normal" officeooo:rsid="00bd813a" officeooo:paragraph-rsid="00c0dfe8" style:font-size-asian="12pt" style:font-weight-asian="bold" style:font-size-complex="12pt" style:font-weight-complex="normal"/>
    </style:style>
    <style:style style:name="P133" style:family="paragraph" style:parent-style-name="Standard">
      <style:paragraph-properties fo:text-align="justify" style:justify-single-word="false" style:shadow="none"/>
      <style:text-properties style:use-window-font-color="true" style:font-name="DejaVu Sans1" fo:font-size="12pt" fo:font-weight="normal" officeooo:rsid="00bd813a" officeooo:paragraph-rsid="00c51b87" style:font-size-asian="12pt" style:font-weight-asian="bold" style:font-size-complex="12pt" style:font-weight-complex="normal"/>
    </style:style>
    <style:style style:name="P134" style:family="paragraph" style:parent-style-name="Standard">
      <style:paragraph-properties fo:text-align="justify" style:justify-single-word="false" style:shadow="none"/>
      <style:text-properties style:use-window-font-color="true" style:font-name="DejaVu Sans1" fo:font-size="12pt" officeooo:paragraph-rsid="00859ddd" style:font-name-asian="Arial-BoldMT" style:font-size-asian="12pt" style:font-name-complex="Arial-BoldMT" style:font-size-complex="12pt"/>
    </style:style>
    <style:style style:name="P135" style:family="paragraph" style:parent-style-name="Standard">
      <style:paragraph-properties fo:text-align="justify" style:justify-single-word="false" style:shadow="none"/>
      <style:text-properties style:use-window-font-color="true" style:font-name="DejaVu Sans1" fo:font-size="12pt" officeooo:rsid="00b44f1e" officeooo:paragraph-rsid="00859ddd" style:font-name-asian="Arial-BoldMT" style:font-size-asian="12pt" style:font-name-complex="Arial-BoldMT" style:font-size-complex="12pt"/>
    </style:style>
    <style:style style:name="P136" style:family="paragraph" style:parent-style-name="Standard">
      <style:paragraph-properties fo:text-align="justify" style:justify-single-word="false" style:shadow="none"/>
      <style:text-properties style:use-window-font-color="true" style:font-name="DejaVu Sans1" fo:font-size="12pt" officeooo:rsid="00b44f1e" officeooo:paragraph-rsid="00b6f92c" style:font-name-asian="Arial-BoldMT" style:font-size-asian="12pt" style:font-name-complex="Arial-BoldMT" style:font-size-complex="12pt"/>
    </style:style>
    <style:style style:name="P137" style:family="paragraph" style:parent-style-name="Standard">
      <style:paragraph-properties fo:text-align="justify" style:justify-single-word="false" style:shadow="none"/>
      <style:text-properties style:use-window-font-color="true" style:font-name="DejaVu Sans1" fo:font-size="12pt" officeooo:paragraph-rsid="00859ddd" style:font-size-asian="12pt" style:font-size-complex="12pt"/>
    </style:style>
    <style:style style:name="P138" style:family="paragraph" style:parent-style-name="Standard">
      <style:paragraph-properties fo:margin-left="0cm" fo:margin-right="0cm" fo:text-indent="0cm" style:auto-text-indent="false" style:shadow="none"/>
      <style:text-properties style:use-window-font-color="true" style:font-name="DejaVu Sans1" fo:font-size="14pt" fo:font-weight="bold" officeooo:rsid="00859ddd" officeooo:paragraph-rsid="00b44f1e"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style:font-name="DejaVu Sans1" fo:font-size="12pt" fo:font-weight="bold" officeooo:rsid="003730f2" officeooo:paragraph-rsid="009fad52" style:font-name-asian="AHNLLP+ArialMT" style:font-size-asian="12pt" style:font-weight-asian="bold" style:font-name-complex="AHNLLP+ArialMT" style:font-size-complex="12pt" style:font-weight-complex="bold"/>
    </style:style>
    <style:style style:name="P140" style:family="paragraph" style:parent-style-name="Table_20_Contents">
      <style:paragraph-properties fo:text-align="center" style:justify-single-word="false"/>
      <style:text-properties style:font-name="DejaVu Sans1" fo:font-size="12pt" fo:font-weight="bold" officeooo:rsid="003730f2" officeooo:paragraph-rsid="00ae4d76" style:font-name-asian="AHNLLP+ArialMT" style:font-size-asian="12pt" style:font-weight-asian="bold" style:font-name-complex="AHNLLP+ArialMT" style:font-size-complex="12pt" style:font-weight-complex="bold"/>
    </style:style>
    <style:style style:name="P141" style:family="paragraph" style:parent-style-name="Table_20_Contents">
      <style:paragraph-properties fo:text-align="center" style:justify-single-word="false"/>
      <style:text-properties style:font-name="DejaVu Sans1" fo:font-size="12pt" fo:font-weight="bold" officeooo:rsid="003bf3cd" officeooo:paragraph-rsid="009fad52" style:font-name-asian="AHNLLP+ArialMT" style:font-size-asian="12pt" style:font-weight-asian="bold" style:font-name-complex="AHNLLP+ArialMT" style:font-size-complex="12pt" style:font-weight-complex="bold"/>
    </style:style>
    <style:style style:name="P142" style:family="paragraph" style:parent-style-name="Table_20_Contents">
      <style:paragraph-properties fo:text-align="center" style:justify-single-word="false"/>
      <style:text-properties style:font-name="DejaVu Sans1" fo:font-size="12pt" fo:font-weight="bold" officeooo:rsid="003bf3cd" officeooo:paragraph-rsid="00ae4d76" style:font-name-asian="AHNLLP+ArialMT" style:font-size-asian="12pt" style:font-weight-asian="bold" style:font-name-complex="AHNLLP+ArialMT" style:font-size-complex="12pt" style:font-weight-complex="bold"/>
    </style:style>
    <style:style style:name="P143" style:family="paragraph" style:parent-style-name="Table_20_Contents">
      <style:paragraph-properties fo:text-align="justify" style:justify-single-word="false"/>
      <style:text-properties style:font-name="DejaVu Sans1" fo:font-size="12pt" officeooo:rsid="0017fbe0" officeooo:paragraph-rsid="009fad52" style:font-name-asian="AHNLLP+ArialMT" style:font-size-asian="12pt" style:font-name-complex="AHNLLP+ArialMT" style:font-size-complex="12pt"/>
    </style:style>
    <style:style style:name="P144" style:family="paragraph" style:parent-style-name="Table_20_Contents">
      <style:paragraph-properties fo:text-align="justify" style:justify-single-word="false"/>
      <style:text-properties style:font-name="DejaVu Sans1" fo:font-size="12pt" officeooo:rsid="0017fbe0" officeooo:paragraph-rsid="00ae4d76" style:font-name-asian="AHNLLP+ArialMT" style:font-size-asian="12pt" style:font-name-complex="AHNLLP+ArialMT" style:font-size-complex="12pt"/>
    </style:style>
    <style:style style:name="P145" style:family="paragraph" style:parent-style-name="Table_20_Contents">
      <style:paragraph-properties fo:text-align="start" style:justify-single-word="false"/>
      <style:text-properties style:font-name="DejaVu Sans1" fo:font-size="12pt" officeooo:rsid="0017fbe0" officeooo:paragraph-rsid="009fad52" style:font-name-asian="AHNLLP+ArialMT" style:font-size-asian="12pt" style:font-name-complex="AHNLLP+ArialMT" style:font-size-complex="12pt"/>
    </style:style>
    <style:style style:name="P146" style:family="paragraph" style:parent-style-name="Table_20_Contents">
      <style:paragraph-properties fo:text-align="start" style:justify-single-word="false"/>
      <style:text-properties style:font-name="DejaVu Sans1" fo:font-size="12pt" officeooo:rsid="0017fbe0" officeooo:paragraph-rsid="00ae4d76" style:font-name-asian="AHNLLP+ArialMT" style:font-size-asian="12pt" style:font-name-complex="AHNLLP+ArialMT" style:font-size-complex="12pt"/>
    </style:style>
    <style:style style:name="P147" style:family="paragraph" style:parent-style-name="Table_20_Contents">
      <style:paragraph-properties fo:text-align="start" style:justify-single-word="false"/>
      <style:text-properties style:font-name="Courier 10 Pitch" fo:font-size="10pt" officeooo:rsid="0017fbe0" officeooo:paragraph-rsid="009fad52" style:font-name-asian="AHNLLP+ArialMT" style:font-size-asian="10pt" style:font-name-complex="AHNLLP+ArialMT" style:font-size-complex="10pt"/>
    </style:style>
    <style:style style:name="P148" style:family="paragraph" style:parent-style-name="Table_20_Contents">
      <style:paragraph-properties fo:text-align="start" style:justify-single-word="false"/>
      <style:text-properties style:font-name="Courier 10 Pitch" fo:font-size="10pt" officeooo:rsid="0017fbe0" officeooo:paragraph-rsid="00ae4d76" style:font-name-asian="AHNLLP+ArialMT" style:font-size-asian="10pt" style:font-name-complex="AHNLLP+ArialMT" style:font-size-complex="10pt"/>
    </style:style>
    <style:style style:name="P149" style:family="paragraph" style:parent-style-name="Table_20_Contents">
      <style:paragraph-properties fo:margin-left="1.251cm" fo:margin-right="0cm" fo:text-align="start" style:justify-single-word="false" fo:text-indent="0cm" style:auto-text-indent="false"/>
      <style:text-properties style:font-name="Courier 10 Pitch" fo:font-size="10pt" officeooo:rsid="004eb2e2" officeooo:paragraph-rsid="009fad52" style:font-name-asian="AHNLLP+ArialMT" style:font-size-asian="10pt" style:font-name-complex="AHNLLP+ArialMT" style:font-size-complex="10pt"/>
    </style:style>
    <style:style style:name="P150" style:family="paragraph" style:parent-style-name="Table_20_Contents">
      <style:paragraph-properties fo:margin-left="1.251cm" fo:margin-right="0cm" fo:text-align="start" style:justify-single-word="false" fo:text-indent="0cm" style:auto-text-indent="false"/>
      <style:text-properties style:font-name="Courier 10 Pitch" fo:font-size="10pt" officeooo:rsid="004eb2e2" officeooo:paragraph-rsid="00ae4d76" style:font-name-asian="AHNLLP+ArialMT" style:font-size-asian="10pt" style:font-name-complex="AHNLLP+ArialMT" style:font-size-complex="10pt"/>
    </style:style>
    <style:style style:name="P151"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9fad52" style:font-name-asian="AHNLLP+ArialMT" style:font-size-asian="10pt" style:font-weight-asian="normal" style:font-name-complex="AHNLLP+ArialMT" style:font-size-complex="10pt" style:font-weight-complex="normal"/>
    </style:style>
    <style:style style:name="P152"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a1eeb6" style:font-name-asian="AHNLLP+ArialMT" style:font-size-asian="10pt" style:font-weight-asian="normal" style:font-name-complex="AHNLLP+ArialMT" style:font-size-complex="10pt" style:font-weight-complex="normal"/>
    </style:style>
    <style:style style:name="P153"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paragraph-rsid="00ae4d76" style:font-name-asian="AHNLLP+ArialMT" style:font-size-asian="10pt" style:font-weight-asian="normal" style:font-name-complex="AHNLLP+ArialMT" style:font-size-complex="10pt" style:font-weight-complex="normal"/>
    </style:style>
    <style:style style:name="P154"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9fad52" style:font-name-asian="AHNLLP+ArialMT" style:font-size-asian="10pt" style:font-weight-asian="normal" style:font-name-complex="AHNLLP+ArialMT" style:font-size-complex="10pt" style:font-weight-complex="normal"/>
    </style:style>
    <style:style style:name="P155"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1eeb6" style:font-name-asian="AHNLLP+ArialMT" style:font-size-asian="10pt" style:font-weight-asian="normal" style:font-name-complex="AHNLLP+ArialMT" style:font-size-complex="10pt" style:font-weight-complex="normal"/>
    </style:style>
    <style:style style:name="P156"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157"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58"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normal" officeooo:rsid="0017fbe0" officeooo:paragraph-rsid="00af3bb9" style:font-name-asian="AHNLLP+ArialMT" style:font-size-asian="10pt" style:font-weight-asian="normal" style:font-name-complex="AHNLLP+ArialMT" style:font-size-complex="10pt" style:font-weight-complex="normal"/>
    </style:style>
    <style:style style:name="P159"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bold" officeooo:rsid="0017fbe0" officeooo:paragraph-rsid="00a29de4" style:font-name-asian="AHNLLP+ArialMT" style:font-size-asian="10pt" style:font-weight-asian="bold" style:font-name-complex="AHNLLP+ArialMT" style:font-size-complex="10pt" style:font-weight-complex="bold"/>
    </style:style>
    <style:style style:name="P160" style:family="paragraph" style:parent-style-name="Table_20_Contents">
      <style:paragraph-properties fo:margin-left="1.251cm" fo:margin-right="0cm" fo:text-align="start" style:justify-single-word="false" fo:text-indent="0cm" style:auto-text-indent="false"/>
      <style:text-properties style:font-name="Courier 10 Pitch" fo:font-size="10pt" fo:font-weight="bold" officeooo:rsid="0017fbe0" officeooo:paragraph-rsid="00ae4d76" style:font-name-asian="AHNLLP+ArialMT" style:font-size-asian="10pt" style:font-weight-asian="bold" style:font-name-complex="AHNLLP+ArialMT" style:font-size-complex="10pt" style:font-weight-complex="bold"/>
    </style:style>
    <style:style style:name="P161"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9fad52" style:font-name-asian="AHNLLP+ArialMT" style:font-size-asian="12pt" style:font-weight-asian="bold" style:font-name-complex="AHNLLP+ArialMT" style:font-size-complex="12pt" style:font-weight-complex="bold"/>
    </style:style>
    <style:style style:name="P162"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a810ad" style:font-name-asian="AHNLLP+ArialMT" style:font-size-asian="12pt" style:font-weight-asian="bold" style:font-name-complex="AHNLLP+ArialMT" style:font-size-complex="12pt" style:font-weight-complex="bold"/>
    </style:style>
    <style:style style:name="P163"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ae4d76" style:font-name-asian="AHNLLP+ArialMT" style:font-size-asian="12pt" style:font-weight-asian="bold" style:font-name-complex="AHNLLP+ArialMT" style:font-size-complex="12pt" style:font-weight-complex="bold"/>
    </style:style>
    <style:style style:name="P164" style:family="paragraph" style:parent-style-name="Table_20_Contents">
      <style:paragraph-properties fo:margin-left="0cm" fo:margin-right="0cm" fo:text-align="center" style:justify-single-word="false" fo:text-indent="0cm" style:auto-text-indent="false"/>
      <style:text-properties style:font-name="DejaVu Sans1" fo:font-size="12pt" fo:font-weight="bold" officeooo:rsid="00147c80" officeooo:paragraph-rsid="00b0cee4" style:font-name-asian="AHNLLP+ArialMT" style:font-size-asian="12pt" style:font-weight-asian="bold" style:font-name-complex="AHNLLP+ArialMT" style:font-size-complex="12pt" style:font-weight-complex="bold"/>
    </style:style>
    <style:style style:name="P165" style:family="paragraph" style:parent-style-name="Table_20_Contents">
      <style:paragraph-properties fo:margin-left="0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66"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1630c" style:font-name-asian="AHNLLP+ArialMT" style:font-size-asian="12pt" style:font-weight-asian="normal" style:font-name-complex="AHNLLP+ArialMT" style:font-size-complex="12pt" style:font-weight-complex="normal"/>
    </style:style>
    <style:style style:name="P167"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1eeb6" style:font-name-asian="AHNLLP+ArialMT" style:font-size-asian="12pt" style:font-weight-asian="normal" style:font-name-complex="AHNLLP+ArialMT" style:font-size-complex="12pt" style:font-weight-complex="normal"/>
    </style:style>
    <style:style style:name="P168"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68ee0" style:font-name-asian="AHNLLP+ArialMT" style:font-size-asian="12pt" style:font-weight-asian="normal" style:font-name-complex="AHNLLP+ArialMT" style:font-size-complex="12pt" style:font-weight-complex="normal"/>
    </style:style>
    <style:style style:name="P169"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normal" officeooo:rsid="0017fbe0" officeooo:paragraph-rsid="00a810ad" style:font-name-asian="AHNLLP+ArialMT" style:font-size-asian="12pt" style:font-weight-asian="normal" style:font-name-complex="AHNLLP+ArialMT" style:font-size-complex="12pt" style:font-weight-complex="normal"/>
    </style:style>
    <style:style style:name="P170" style:family="paragraph" style:parent-style-name="Table_20_Contents">
      <style:paragraph-properties fo:margin-left="2.501cm" fo:margin-right="0cm" fo:text-align="start" style:justify-single-word="false" fo:text-indent="0cm" style:auto-text-indent="false"/>
      <style:text-properties style:font-name="Courier 10 Pitch" fo:font-size="12pt" fo:font-weight="bold" officeooo:rsid="0017fbe0" officeooo:paragraph-rsid="00a68ee0" style:font-name-asian="AHNLLP+ArialMT" style:font-size-asian="12pt" style:font-weight-asian="bold" style:font-name-complex="AHNLLP+ArialMT" style:font-size-complex="12pt" style:font-weight-complex="bold"/>
    </style:style>
    <style:style style:name="P171"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3730f2" officeooo:paragraph-rsid="009fad52" style:font-name-asian="AHNLLP+ArialMT" style:font-size-asian="10pt" style:font-weight-asian="normal" style:font-name-complex="AHNLLP+ArialMT" style:font-size-complex="10pt" style:font-weight-complex="normal"/>
    </style:style>
    <style:style style:name="P172"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3730f2" officeooo:paragraph-rsid="00ae4d76" style:font-name-asian="AHNLLP+ArialMT" style:font-size-asian="10pt" style:font-weight-asian="normal" style:font-name-complex="AHNLLP+ArialMT" style:font-size-complex="10pt" style:font-weight-complex="normal"/>
    </style:style>
    <style:style style:name="P173"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1630c" style:font-name-asian="AHNLLP+ArialMT" style:font-size-asian="10pt" style:font-weight-asian="normal" style:font-name-complex="AHNLLP+ArialMT" style:font-size-complex="10pt" style:font-weight-complex="normal"/>
    </style:style>
    <style:style style:name="P174"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810ad" style:font-name-asian="AHNLLP+ArialMT" style:font-size-asian="10pt" style:font-weight-asian="normal" style:font-name-complex="AHNLLP+ArialMT" style:font-size-complex="10pt" style:font-weight-complex="normal"/>
    </style:style>
    <style:style style:name="P175"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e4d76" style:font-name-asian="AHNLLP+ArialMT" style:font-size-asian="10pt" style:font-weight-asian="normal" style:font-name-complex="AHNLLP+ArialMT" style:font-size-complex="10pt" style:font-weight-complex="normal"/>
    </style:style>
    <style:style style:name="P176"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paragraph-rsid="00af3bb9" style:font-name-asian="AHNLLP+ArialMT" style:font-size-asian="10pt" style:font-weight-asian="normal" style:font-name-complex="AHNLLP+ArialMT" style:font-size-complex="10pt" style:font-weight-complex="normal"/>
    </style:style>
    <style:style style:name="P177"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1630c" style:font-name-asian="AHNLLP+ArialMT" style:font-size-asian="10pt" style:font-weight-asian="normal" style:font-name-complex="AHNLLP+ArialMT" style:font-size-complex="10pt" style:font-weight-complex="normal"/>
    </style:style>
    <style:style style:name="P178"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1eeb6" style:font-name-asian="AHNLLP+ArialMT" style:font-size-asian="10pt" style:font-weight-asian="normal" style:font-name-complex="AHNLLP+ArialMT" style:font-size-complex="10pt" style:font-weight-complex="normal"/>
    </style:style>
    <style:style style:name="P179"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325f5" style:font-name-asian="AHNLLP+ArialMT" style:font-size-asian="10pt" style:font-weight-asian="normal" style:font-name-complex="AHNLLP+ArialMT" style:font-size-complex="10pt" style:font-weight-complex="normal"/>
    </style:style>
    <style:style style:name="P180"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4d84e" style:font-name-asian="AHNLLP+ArialMT" style:font-size-asian="10pt" style:font-weight-asian="normal" style:font-name-complex="AHNLLP+ArialMT" style:font-size-complex="10pt" style:font-weight-complex="normal"/>
    </style:style>
    <style:style style:name="P181"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182"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810ad" style:font-name-asian="AHNLLP+ArialMT" style:font-size-asian="10pt" style:font-weight-asian="normal" style:font-name-complex="AHNLLP+ArialMT" style:font-size-complex="10pt" style:font-weight-complex="normal"/>
    </style:style>
    <style:style style:name="P183"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84"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af3bb9" style:font-name-asian="AHNLLP+ArialMT" style:font-size-asian="10pt" style:font-weight-asian="normal" style:font-name-complex="AHNLLP+ArialMT" style:font-size-complex="10pt" style:font-weight-complex="normal"/>
    </style:style>
    <style:style style:name="P185" style:family="paragraph" style:parent-style-name="Table_20_Contents">
      <style:paragraph-properties fo:margin-left="2.501cm" fo:margin-right="0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86"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1630c" style:font-name-asian="AHNLLP+ArialMT" style:font-size-asian="12pt" style:font-weight-asian="normal" style:font-name-complex="AHNLLP+ArialMT" style:font-size-complex="12pt" style:font-weight-complex="normal"/>
    </style:style>
    <style:style style:name="P187"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68ee0" style:font-name-asian="AHNLLP+ArialMT" style:font-size-asian="12pt" style:font-weight-asian="normal" style:font-name-complex="AHNLLP+ArialMT" style:font-size-complex="12pt" style:font-weight-complex="normal"/>
    </style:style>
    <style:style style:name="P188"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rsid="0017fbe0" officeooo:paragraph-rsid="00a1eeb6" style:font-name-asian="AHNLLP+ArialMT" style:font-size-asian="12pt" style:font-weight-asian="normal" style:font-name-complex="AHNLLP+ArialMT" style:font-size-complex="12pt" style:font-weight-complex="normal"/>
    </style:style>
    <style:style style:name="P189" style:family="paragraph" style:parent-style-name="Table_20_Contents">
      <style:paragraph-properties fo:margin-left="3.752cm" fo:margin-right="0cm" fo:text-align="start" style:justify-single-word="false" fo:text-indent="0cm" style:auto-text-indent="false"/>
      <style:text-properties style:font-name="Courier 10 Pitch" fo:font-size="12pt" fo:font-weight="normal" officeooo:paragraph-rsid="00a1630c" style:font-name-asian="AHNLLP+ArialMT" style:font-size-asian="12pt" style:font-weight-asian="normal" style:font-name-complex="AHNLLP+ArialMT" style:font-size-complex="12pt" style:font-weight-complex="normal"/>
    </style:style>
    <style:style style:name="P190"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325f5" style:font-name-asian="AHNLLP+ArialMT" style:font-size-asian="10pt" style:font-weight-asian="normal" style:font-name-complex="AHNLLP+ArialMT" style:font-size-complex="10pt" style:font-weight-complex="normal"/>
    </style:style>
    <style:style style:name="P191"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68ee0" style:font-name-asian="AHNLLP+ArialMT" style:font-size-asian="10pt" style:font-weight-asian="normal" style:font-name-complex="AHNLLP+ArialMT" style:font-size-complex="10pt" style:font-weight-complex="normal"/>
    </style:style>
    <style:style style:name="P192"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ae4d76" style:font-name-asian="AHNLLP+ArialMT" style:font-size-asian="10pt" style:font-weight-asian="normal" style:font-name-complex="AHNLLP+ArialMT" style:font-size-complex="10pt" style:font-weight-complex="normal"/>
    </style:style>
    <style:style style:name="P193" style:family="paragraph" style:parent-style-name="Table_20_Contents">
      <style:paragraph-properties fo:margin-left="3.752cm" fo:margin-right="0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94" style:family="paragraph" style:parent-style-name="Table_20_Contents">
      <style:paragraph-properties fo:margin-left="4.057cm" fo:margin-right="0.009cm" fo:text-align="start" style:justify-single-word="false" fo:text-indent="0cm" style:auto-text-indent="false"/>
      <style:text-properties style:font-name="Courier 10 Pitch" fo:font-size="10pt" fo:font-weight="normal" officeooo:rsid="0017fbe0" officeooo:paragraph-rsid="00a4d84e" style:font-name-asian="AHNLLP+ArialMT" style:font-size-asian="10pt" style:font-weight-asian="normal" style:font-name-complex="AHNLLP+ArialMT" style:font-size-complex="10pt" style:font-weight-complex="normal"/>
    </style:style>
    <style:style style:name="P195" style:family="paragraph" style:parent-style-name="Table_20_Contents">
      <style:paragraph-properties fo:margin-left="3.369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96" style:family="paragraph" style:parent-style-name="Table_20_Contents">
      <style:paragraph-properties fo:margin-left="2.549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97" style:family="paragraph" style:parent-style-name="Table_20_Contents">
      <style:paragraph-properties fo:margin-left="2.708cm" fo:margin-right="0.009cm" fo:text-align="start" style:justify-single-word="false" fo:text-indent="0cm" style:auto-text-indent="false"/>
      <style:text-properties style:font-name="Courier 10 Pitch" fo:font-size="10pt" fo:font-weight="normal" officeooo:rsid="0017fbe0" officeooo:paragraph-rsid="00b0cee4" style:font-name-asian="AHNLLP+ArialMT" style:font-size-asian="10pt" style:font-weight-asian="normal" style:font-name-complex="AHNLLP+ArialMT" style:font-size-complex="10pt" style:font-weight-complex="normal"/>
    </style:style>
    <style:style style:name="P198" style:family="paragraph">
      <style:paragraph-properties fo:text-align="start"/>
    </style:style>
    <style:style style:name="P1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style:font-name="DejaVu Sans1" fo:font-size="12pt" fo:font-weight="normal" officeooo:rsid="002bee89" style:font-name-asian="Arial-BoldMT" style:font-size-asian="12pt" style:font-weight-asian="normal" style:font-name-complex="Arial-BoldMT" style:font-size-complex="12pt" style:font-weight-complex="normal"/>
    </style:style>
    <style:style style:name="T3" style:family="text">
      <style:text-properties style:use-window-font-color="true" style:font-name="DejaVu Sans1" fo:font-size="12pt" fo:font-weight="normal" officeooo:rsid="00312aaa" style:font-name-asian="Arial-BoldMT" style:font-size-asian="12pt" style:font-weight-asian="normal" style:font-name-complex="Arial-BoldMT" style:font-size-complex="12pt" style:font-weight-complex="normal"/>
    </style:style>
    <style:style style:name="T4" style:family="text">
      <style:text-properties style:use-window-font-color="true" style:font-name="DejaVu Sans1" fo:font-size="12pt" fo:font-weight="normal" officeooo:rsid="008ddb35" style:font-name-asian="Arial-BoldMT" style:font-size-asian="12pt" style:font-weight-asian="normal" style:font-name-complex="Arial-BoldMT" style:font-size-complex="12pt" style:font-weight-complex="normal"/>
    </style:style>
    <style:style style:name="T5" style:family="text">
      <style:text-properties style:use-window-font-color="true" style:font-name="DejaVu Sans1" fo:font-size="12pt" fo:font-weight="normal" officeooo:rsid="000e1dbf" style:font-name-asian="Arial-BoldMT" style:font-size-asian="12pt" style:font-weight-asian="normal" style:font-name-complex="Arial-BoldMT" style:font-size-complex="12pt" style:font-weight-complex="normal"/>
    </style:style>
    <style:style style:name="T6" style:family="text">
      <style:text-properties style:use-window-font-color="true" style:font-name="DejaVu Sans1" fo:font-size="12pt" fo:font-weight="normal" officeooo:rsid="000ff5ca" style:font-name-asian="Arial-BoldMT" style:font-size-asian="12pt" style:font-weight-asian="bold" style:font-name-complex="Arial-BoldMT" style:font-size-complex="12pt" style:font-weight-complex="normal"/>
    </style:style>
    <style:style style:name="T7" style:family="text">
      <style:text-properties style:use-window-font-color="true" style:font-name="DejaVu Sans1" fo:font-size="12pt" fo:font-weight="normal" officeooo:rsid="008ddb35" style:font-name-asian="Arial-BoldMT" style:font-size-asian="12pt" style:font-weight-asian="bold" style:font-name-complex="Arial-BoldMT" style:font-size-complex="12pt" style:font-weight-complex="normal"/>
    </style:style>
    <style:style style:name="T8" style:family="text">
      <style:text-properties style:use-window-font-color="true" style:font-name="DejaVu Sans1" fo:font-weight="bold" officeooo:rsid="0005da26" style:font-weight-asian="bold" style:font-weight-complex="bold"/>
    </style:style>
    <style:style style:name="T9" style:family="text">
      <style:text-properties style:use-window-font-color="true" style:font-name="DejaVu Sans1" fo:font-weight="bold" officeooo:rsid="0016e3c8" style:font-weight-asian="bold" style:font-weight-complex="bold"/>
    </style:style>
    <style:style style:name="T10" style:family="text">
      <style:text-properties style:use-window-font-color="true" style:font-name="DejaVu Sans1" fo:font-weight="bold" officeooo:rsid="00b6f92c" style:font-weight-asian="bold" style:font-weight-complex="bold"/>
    </style:style>
    <style:style style:name="T11" style:family="text">
      <style:text-properties style:use-window-font-color="true" style:font-name="Standard Symbols L" fo:font-size="12pt" fo:font-weight="normal" officeooo:rsid="008ddb35" style:font-name-asian="Arial-BoldMT" style:font-size-asian="12pt" style:font-weight-asian="normal" style:font-name-complex="Arial-BoldMT" style:font-size-complex="12pt" style:font-weight-complex="normal"/>
    </style:style>
    <style:style style:name="T12" style:family="text">
      <style:text-properties style:use-window-font-color="true" style:font-name="Symbol" fo:font-size="12pt" fo:font-weight="normal" officeooo:rsid="000e1dbf" style:font-name-asian="Arial-BoldMT" style:font-size-asian="12pt" style:font-weight-asian="normal" style:font-name-complex="Arial-BoldMT" style:font-size-complex="12pt" style:font-weight-complex="normal"/>
    </style:style>
    <style:style style:name="T13" style:family="text">
      <style:text-properties style:use-window-font-color="true" style:font-name="Symbol1" fo:font-size="12pt" fo:font-weight="normal" officeooo:rsid="000d16a4" style:font-name-asian="Arial-BoldMT" style:font-size-asian="12pt" style:font-weight-asian="normal" style:font-name-complex="Arial-BoldMT" style:font-size-complex="12pt" style:font-weight-complex="normal"/>
    </style:style>
    <style:style style:name="T14" style:family="text">
      <style:text-properties style:use-window-font-color="true" style:font-name="Symbol1" fo:font-size="12pt" fo:font-weight="normal" officeooo:rsid="000f798e" style:font-name-asian="Arial-BoldMT" style:font-size-asian="12pt" style:font-weight-asian="normal" style:font-name-complex="Arial-BoldMT" style:font-size-complex="12pt" style:font-weight-complex="normal"/>
    </style:style>
    <style:style style:name="T15" style:family="text">
      <style:text-properties style:use-window-font-color="true" style:font-name="DejaVu Sans1" fo:font-size="12pt" fo:font-weight="normal" officeooo:rsid="00b7fc48" style:font-name-asian="Arial-BoldMT" style:font-size-asian="12pt" style:font-weight-asian="normal" style:font-name-complex="Arial-BoldMT" style:font-size-complex="12pt" style:font-weight-complex="normal"/>
    </style:style>
    <style:style style:name="T16" style:family="text">
      <style:text-properties style:use-window-font-color="true" style:font-name="DejaVu Sans1" fo:font-size="12pt" fo:font-weight="normal" officeooo:rsid="000f798e" style:font-name-asian="Arial-BoldMT" style:font-size-asian="12pt" style:font-weight-asian="normal" style:font-name-complex="Arial-BoldMT" style:font-size-complex="12pt" style:font-weight-complex="normal"/>
    </style:style>
    <style:style style:name="T17" style:family="text">
      <style:text-properties style:use-window-font-color="true" style:font-name="DejaVu Sans1" fo:font-size="12pt" fo:font-weight="normal" officeooo:rsid="000cbec8" style:font-name-asian="Arial-BoldMT" style:font-size-asian="12pt" style:font-weight-asian="normal" style:font-name-complex="Arial-BoldMT" style:font-size-complex="12pt" style:font-weight-complex="normal"/>
    </style:style>
    <style:style style:name="T18" style:family="text">
      <style:text-properties style:use-window-font-color="true" style:font-name="DejaVu Sans1" fo:font-size="12pt" fo:font-weight="normal" officeooo:rsid="0007b778" style:font-name-asian="LPLHMC+SymbolMT" style:font-size-asian="12pt" style:font-weight-asian="normal" style:font-name-complex="LPLHMC+SymbolMT" style:font-size-complex="12pt" style:font-weight-complex="normal"/>
    </style:style>
    <style:style style:name="T19" style:family="text">
      <style:text-properties style:use-window-font-color="true" style:font-name="DejaVu Sans1" fo:font-size="12pt" fo:font-weight="normal" officeooo:rsid="00b7fc48" style:font-name-asian="LPLHMC+SymbolMT" style:font-size-asian="12pt" style:font-weight-asian="normal" style:font-name-complex="LPLHMC+SymbolMT" style:font-size-complex="12pt" style:font-weight-complex="normal"/>
    </style:style>
    <style:style style:name="T20" style:family="text">
      <style:text-properties style:use-window-font-color="true" style:font-name="DejaVu Sans1" fo:font-size="12pt" fo:font-weight="normal" officeooo:rsid="00c51b87" style:font-name-asian="Arial-BoldMT" style:font-size-asian="12pt" style:font-weight-asian="bold" style:font-name-complex="Arial-BoldMT" style:font-size-complex="12pt" style:font-weight-complex="normal"/>
    </style:style>
    <style:style style:name="T21" style:family="text">
      <style:text-properties style:use-window-font-color="true" style:font-name="DejaVu Sans1" fo:font-size="12pt" fo:font-weight="normal" officeooo:rsid="00c51b87" style:font-name-asian="Arial-BoldMT" style:font-size-asian="12pt" style:font-weight-asian="normal" style:font-name-complex="Arial-BoldMT" style:font-size-complex="12pt" style:font-weight-complex="normal"/>
    </style:style>
    <style:style style:name="T22" style:family="text">
      <style:text-properties style:use-window-font-color="true" style:font-name="DejaVu Sans1" fo:font-size="12pt" fo:font-weight="bold" officeooo:rsid="00c51b87" style:font-name-asian="Arial-BoldMT" style:font-size-asian="12pt" style:font-weight-asian="bold" style:font-name-complex="Arial-BoldMT" style:font-size-complex="12pt" style:font-weight-complex="bold"/>
    </style:style>
    <style:style style:name="T23" style:family="text">
      <style:text-properties style:use-window-font-color="true" style:font-name="DejaVu Sans" fo:font-size="12pt" fo:font-weight="normal" officeooo:rsid="0007b778" style:font-name-asian="Arial-BoldMT" style:font-size-asian="12pt" style:font-weight-asian="normal" style:font-name-complex="Arial-BoldMT" style:font-size-complex="12pt" style:font-weight-complex="normal"/>
    </style:style>
    <style:style style:name="T24" style:family="text">
      <style:text-properties style:use-window-font-color="true" style:font-name="DejaVu Sans" fo:font-size="12pt" fo:font-weight="normal" officeooo:rsid="000a5402" style:font-name-asian="Arial-BoldMT" style:font-size-asian="12pt" style:font-weight-asian="normal" style:font-name-complex="Arial-BoldMT" style:font-size-complex="12pt" style:font-weight-complex="normal"/>
    </style:style>
    <style:style style:name="T25" style:family="text">
      <style:text-properties style:use-window-font-color="true" style:font-name="DejaVu Sans" fo:font-size="12pt" fo:font-weight="normal" officeooo:rsid="0009653c" style:font-name-asian="Arial-BoldMT" style:font-size-asian="12pt" style:font-weight-asian="normal" style:font-name-complex="Arial-BoldMT" style:font-size-complex="12pt" style:font-weight-complex="normal"/>
    </style:style>
    <style:style style:name="T26" style:family="text">
      <style:text-properties style:use-window-font-color="true" style:font-name="DejaVu Sans" fo:font-size="12pt" fo:font-weight="normal" officeooo:rsid="000f798e" style:font-name-asian="Arial-BoldMT" style:font-size-asian="12pt" style:font-weight-asian="normal" style:font-name-complex="Arial-BoldMT" style:font-size-complex="12pt" style:font-weight-complex="normal"/>
    </style:style>
    <style:style style:name="T27" style:family="text">
      <style:text-properties style:use-window-font-color="true" style:font-name="DejaVu Sans" fo:font-size="12pt" fo:font-weight="normal" officeooo:rsid="000cbec8" style:font-name-asian="Arial-BoldMT" style:font-size-asian="12pt" style:font-weight-asian="normal" style:font-name-complex="Arial-BoldMT" style:font-size-complex="12pt" style:font-weight-complex="normal"/>
    </style:style>
    <style:style style:name="T28" style:family="text">
      <style:text-properties style:use-window-font-color="true" style:font-name="DejaVu Sans" fo:font-size="12pt" fo:font-weight="normal" officeooo:rsid="000bb1bc" style:font-name-asian="Arial-BoldMT" style:font-size-asian="12pt" style:font-weight-asian="normal" style:font-name-complex="Arial-BoldMT" style:font-size-complex="12pt" style:font-weight-complex="normal"/>
    </style:style>
    <style:style style:name="T29" style:family="text">
      <style:text-properties style:use-window-font-color="true" style:font-name="DejaVu Sans" fo:font-size="12pt" fo:font-weight="normal" officeooo:rsid="00b784a9" style:font-name-asian="Arial-BoldMT" style:font-size-asian="12pt" style:font-weight-asian="normal" style:font-name-complex="Arial-BoldMT" style:font-size-complex="12pt" style:font-weight-complex="normal"/>
    </style:style>
    <style:style style:name="T30" style:family="text">
      <style:text-properties style:use-window-font-color="true" style:font-name="DejaVu Sans" fo:font-size="12pt" fo:font-weight="normal" officeooo:rsid="00b7fc48" style:font-name-asian="Arial-BoldMT" style:font-size-asian="12pt" style:font-weight-asian="normal" style:font-name-complex="Arial-BoldMT" style:font-size-complex="12pt" style:font-weight-complex="normal"/>
    </style:style>
    <style:style style:name="T31" style:family="text">
      <style:text-properties style:use-window-font-color="true" style:font-name="DejaVu Sans" fo:font-size="12pt" fo:font-weight="normal" officeooo:rsid="0007b778" style:font-name-asian="LPLHMC+SymbolMT" style:font-size-asian="12pt" style:font-weight-asian="normal" style:font-name-complex="LPLHMC+SymbolMT" style:font-size-complex="12pt" style:font-weight-complex="normal"/>
    </style:style>
    <style:style style:name="T32" style:family="text">
      <style:text-properties style:use-window-font-color="true" style:font-name="DejaVu Sans" fo:font-size="12pt" fo:font-weight="normal" officeooo:rsid="000a5402" style:font-name-asian="LPLHMC+SymbolMT" style:font-size-asian="12pt" style:font-weight-asian="normal" style:font-name-complex="LPLHMC+SymbolMT" style:font-size-complex="12pt" style:font-weight-complex="normal"/>
    </style:style>
    <style:style style:name="T33" style:family="text">
      <style:text-properties style:use-window-font-color="true" style:font-name="DejaVu Sans" fo:font-size="12pt" fo:font-weight="normal" officeooo:rsid="00b784a9" style:font-name-asian="LPLHMC+SymbolMT" style:font-size-asian="12pt" style:font-weight-asian="normal" style:font-name-complex="LPLHMC+SymbolMT" style:font-size-complex="12pt" style:font-weight-complex="normal"/>
    </style:style>
    <style:style style:name="T34" style:family="text">
      <style:text-properties style:use-window-font-color="true" style:font-name="DejaVu Sans" fo:font-size="12pt" fo:font-weight="normal" officeooo:rsid="00b7fc48" style:font-name-asian="LPLHMC+SymbolMT" style:font-size-asian="12pt" style:font-weight-asian="normal" style:font-name-complex="LPLHMC+SymbolMT" style:font-size-complex="12pt" style:font-weight-complex="normal"/>
    </style:style>
    <style:style style:name="T35" style:family="text">
      <style:text-properties style:use-window-font-color="true" style:font-name="DejaVu Sans" fo:font-size="12pt" officeooo:rsid="000cbec8" style:font-name-asian="LPLHMC+SymbolMT" style:font-size-asian="12pt" style:font-name-complex="LPLHMC+SymbolMT" style:font-size-complex="12pt"/>
    </style:style>
    <style:style style:name="T36" style:family="text">
      <style:text-properties style:use-window-font-color="true" officeooo:rsid="0016e3c8" style:font-name-asian="Arial-BoldMT" style:font-name-complex="Arial-BoldMT"/>
    </style:style>
    <style:style style:name="T37" style:family="text">
      <style:text-properties style:use-window-font-color="true" fo:font-size="12pt" officeooo:rsid="0007b778" style:font-name-asian="Arial-BoldMT" style:font-size-asian="12pt" style:font-name-complex="Arial-BoldMT" style:font-size-complex="12pt"/>
    </style:style>
    <style:style style:name="T38" style:family="text">
      <style:text-properties style:use-window-font-color="true" fo:font-size="12pt" officeooo:rsid="000a5402" style:font-name-asian="Arial-BoldMT" style:font-size-asian="12pt" style:font-name-complex="Arial-BoldMT" style:font-size-complex="12pt"/>
    </style:style>
    <style:style style:name="T39" style:family="text">
      <style:text-properties style:use-window-font-color="true" fo:font-size="12pt" officeooo:rsid="00b7fc48" style:font-name-asian="Arial-BoldMT" style:font-size-asian="12pt" style:font-name-complex="Arial-BoldMT" style:font-size-complex="12pt"/>
    </style:style>
    <style:style style:name="T40" style:family="text">
      <style:text-properties style:use-window-font-color="true" fo:font-size="12pt" officeooo:rsid="0007b778" style:font-name-asian="LPLHMC+SymbolMT" style:font-size-asian="12pt" style:font-name-complex="LPLHMC+SymbolMT" style:font-size-complex="12pt"/>
    </style:style>
    <style:style style:name="T41" style:family="text">
      <style:text-properties style:use-window-font-color="true" fo:font-size="12pt" officeooo:rsid="000a5402" style:font-name-asian="LPLHMC+SymbolMT" style:font-size-asian="12pt" style:font-name-complex="LPLHMC+SymbolMT" style:font-size-complex="12pt"/>
    </style:style>
    <style:style style:name="T42" style:family="text">
      <style:text-properties style:use-window-font-color="true" fo:font-size="12pt" officeooo:rsid="000cbec8" style:font-name-asian="LPLHMC+SymbolMT" style:font-size-asian="12pt" style:font-name-complex="LPLHMC+SymbolMT" style:font-size-complex="12pt"/>
    </style:style>
    <style:style style:name="T43" style:family="text">
      <style:text-properties style:use-window-font-color="true" fo:font-size="12pt" officeooo:rsid="00b7fc48" style:font-name-asian="LPLHMC+SymbolMT" style:font-size-asian="12pt" style:font-name-complex="LPLHMC+SymbolMT" style:font-size-complex="12pt"/>
    </style:style>
    <style:style style:name="T44" style:family="text">
      <style:text-properties style:use-window-font-color="true" fo:font-size="12pt" officeooo:rsid="00bd813a" style:font-name-asian="LPLHMC+SymbolMT" style:font-size-asian="12pt" style:font-name-complex="LPLHMC+SymbolMT" style:font-size-complex="12pt"/>
    </style:style>
    <style:style style:name="T45" style:family="text">
      <style:text-properties style:use-window-font-color="true" fo:font-size="12pt" fo:font-weight="normal" officeooo:rsid="000cbec8" style:font-name-asian="Arial-BoldMT" style:font-size-asian="12pt" style:font-weight-asian="normal" style:font-name-complex="Arial-BoldMT" style:font-size-complex="12pt" style:font-weight-complex="normal"/>
    </style:style>
    <style:style style:name="T46" style:family="text">
      <style:text-properties style:use-window-font-color="true" fo:font-size="12pt" fo:font-weight="normal" officeooo:rsid="00b7fc48" style:font-name-asian="Arial-BoldMT" style:font-size-asian="12pt" style:font-weight-asian="normal" style:font-name-complex="Arial-BoldMT" style:font-size-complex="12pt" style:font-weight-complex="normal"/>
    </style:style>
    <style:style style:name="T47" style:family="text">
      <style:text-properties style:use-window-font-color="true" fo:font-size="12pt" fo:font-weight="normal" officeooo:rsid="0007b778" style:font-name-asian="LPLHMC+SymbolMT" style:font-size-asian="12pt" style:font-weight-asian="normal" style:font-name-complex="LPLHMC+SymbolMT" style:font-size-complex="12pt" style:font-weight-complex="normal"/>
    </style:style>
    <style:style style:name="T48" style:family="text">
      <style:text-properties style:use-window-font-color="true" fo:font-size="12pt" fo:font-weight="normal" officeooo:rsid="00b7fc48" style:font-name-asian="LPLHMC+SymbolMT" style:font-size-asian="12pt" style:font-weight-asian="normal" style:font-name-complex="LPLHMC+SymbolMT" style:font-size-complex="12pt" style:font-weight-complex="normal"/>
    </style:style>
    <style:style style:name="T49" style:family="text">
      <style:text-properties style:use-window-font-color="true" style:font-name="Standard Symbols L1" fo:font-size="12pt" fo:font-weight="normal" officeooo:rsid="00b7fc48" style:font-name-asian="Arial-BoldMT" style:font-size-asian="12pt" style:font-weight-asian="normal" style:font-name-complex="Arial-BoldMT" style:font-size-complex="12pt" style:font-weight-complex="normal"/>
    </style:style>
    <style:style style:name="T50" style:family="text">
      <style:text-properties style:font-name="DejaVu Sans1" fo:font-weight="bold" officeooo:rsid="0016e3c8" style:font-weight-asian="bold" style:font-weight-complex="bold"/>
    </style:style>
    <style:style style:name="T51" style:family="text">
      <style:text-properties style:font-name="DejaVu Sans1" fo:font-weight="bold" officeooo:rsid="00325d1a" style:font-weight-asian="bold" style:font-weight-complex="bold"/>
    </style:style>
    <style:style style:name="T52" style:family="text">
      <style:text-properties style:font-name="DejaVu Sans1" fo:font-weight="bold" officeooo:rsid="008850f3" style:font-weight-asian="bold" style:font-weight-complex="bold"/>
    </style:style>
    <style:style style:name="T53" style:family="text">
      <style:text-properties style:font-name="DejaVu Sans1" fo:font-weight="bold" officeooo:rsid="00b9e787" style:font-weight-asian="bold" style:font-weight-complex="bold"/>
    </style:style>
    <style:style style:name="T54" style:family="text">
      <style:text-properties style:font-name="DejaVu Sans1" fo:font-weight="bold" officeooo:rsid="00b9ea95" style:font-weight-asian="bold" style:font-weight-complex="bold"/>
    </style:style>
    <style:style style:name="T55" style:family="text">
      <style:text-properties style:font-name="DejaVu Sans1" fo:font-weight="normal" officeooo:rsid="0016c352" style:font-weight-asian="normal" style:font-weight-complex="normal"/>
    </style:style>
    <style:style style:name="T56" style:family="text">
      <style:text-properties style:font-name="DejaVu Sans1" fo:font-weight="normal" officeooo:rsid="000e1dbf" style:font-weight-asian="normal" style:font-weight-complex="normal"/>
    </style:style>
    <style:style style:name="T57" style:family="text">
      <style:text-properties style:font-name="DejaVu Sans1" fo:font-weight="normal" officeooo:rsid="008850f3" style:font-weight-asian="normal" style:font-weight-complex="normal"/>
    </style:style>
    <style:style style:name="T58" style:family="text">
      <style:text-properties style:font-name="DejaVu Sans1" fo:font-weight="normal" officeooo:rsid="0089fb6a" style:font-weight-asian="normal" style:font-weight-complex="normal"/>
    </style:style>
    <style:style style:name="T59" style:family="text">
      <style:text-properties style:font-name="DejaVu Sans1" fo:font-weight="normal" officeooo:rsid="008ddb35" style:font-weight-asian="normal" style:font-weight-complex="normal"/>
    </style:style>
    <style:style style:name="T60" style:family="text">
      <style:text-properties style:font-name="DejaVu Sans1" fo:font-weight="normal" officeooo:rsid="008f19ef" style:font-weight-asian="normal" style:font-weight-complex="normal"/>
    </style:style>
    <style:style style:name="T61" style:family="text">
      <style:text-properties style:font-name="DejaVu Sans1" fo:font-weight="normal" officeooo:rsid="009046ee" style:font-weight-asian="normal" style:font-weight-complex="normal"/>
    </style:style>
    <style:style style:name="T62" style:family="text">
      <style:text-properties style:font-name="DejaVu Sans1" fo:font-weight="normal" officeooo:rsid="0005da26" style:font-weight-asian="normal" style:font-weight-complex="normal"/>
    </style:style>
    <style:style style:name="T63" style:family="text">
      <style:text-properties style:font-name="DejaVu Sans1" fo:font-weight="normal" officeooo:rsid="000d16a4" style:font-weight-asian="normal" style:font-weight-complex="normal"/>
    </style:style>
    <style:style style:name="T64" style:family="text">
      <style:text-properties style:font-name="DejaVu Sans1" fo:font-weight="normal" officeooo:rsid="0016e3c8" style:font-weight-asian="normal" style:font-weight-complex="normal"/>
    </style:style>
    <style:style style:name="T65" style:family="text">
      <style:text-properties style:font-name="DejaVu Sans1" fo:font-weight="normal" officeooo:rsid="00b6f92c" style:font-weight-asian="normal" style:font-weight-complex="normal"/>
    </style:style>
    <style:style style:name="T66" style:family="text">
      <style:text-properties style:font-name="DejaVu Sans1" fo:font-weight="normal" officeooo:rsid="000ff5ca" style:font-weight-asian="bold" style:font-weight-complex="normal"/>
    </style:style>
    <style:style style:name="T67" style:family="text">
      <style:text-properties style:font-name="DejaVu Sans1" fo:font-weight="normal" officeooo:rsid="0016e3c8" style:font-weight-asian="bold" style:font-weight-complex="normal"/>
    </style:style>
    <style:style style:name="T68" style:family="text">
      <style:text-properties style:font-name="DejaVu Sans1" fo:font-weight="normal" officeooo:rsid="000e1dbf" style:font-weight-asian="bold" style:font-weight-complex="normal"/>
    </style:style>
    <style:style style:name="T69" style:family="text">
      <style:text-properties style:font-name="DejaVu Sans1" fo:font-weight="normal" officeooo:rsid="00312aaa" style:font-weight-asian="bold" style:font-weight-complex="normal"/>
    </style:style>
    <style:style style:name="T70" style:family="text">
      <style:text-properties style:font-name="DejaVu Sans1" fo:font-weight="normal" officeooo:rsid="00325d1a" style:font-weight-asian="bold" style:font-weight-complex="normal"/>
    </style:style>
    <style:style style:name="T71" style:family="text">
      <style:text-properties style:font-name="DejaVu Sans1" fo:font-weight="normal" officeooo:rsid="008ddb35" style:font-weight-asian="bold" style:font-weight-complex="normal"/>
    </style:style>
    <style:style style:name="T72" style:family="text">
      <style:text-properties style:font-name="DejaVu Sans1" fo:font-weight="normal" officeooo:rsid="00b784a9" style:font-weight-asian="bold" style:font-weight-complex="normal"/>
    </style:style>
    <style:style style:name="T73" style:family="text">
      <style:text-properties style:font-name="DejaVu Sans1" officeooo:rsid="000e1dbf"/>
    </style:style>
    <style:style style:name="T74" style:family="text">
      <style:text-properties style:font-name="DejaVu Sans1" officeooo:rsid="000d16a4"/>
    </style:style>
    <style:style style:name="T75" style:family="text">
      <style:text-properties style:font-name="DejaVu Sans1" fo:font-style="normal" fo:font-weight="normal" officeooo:rsid="00940e59" style:font-style-asian="normal" style:font-weight-asian="normal" style:font-style-complex="normal" style:font-weight-complex="normal"/>
    </style:style>
    <style:style style:name="T76" style:family="text">
      <style:text-properties style:font-name="DejaVu Sans1" fo:font-style="normal" fo:font-weight="normal" officeooo:rsid="00958b6b" style:font-style-asian="normal" style:font-weight-asian="normal" style:font-style-complex="normal" style:font-weight-complex="normal"/>
    </style:style>
    <style:style style:name="T77" style:family="text">
      <style:text-properties style:font-name="DejaVu Sans1" fo:font-style="normal" fo:font-weight="normal" officeooo:rsid="0096113e" style:font-style-asian="normal" style:font-weight-asian="normal" style:font-style-complex="normal" style:font-weight-complex="normal"/>
    </style:style>
    <style:style style:name="T78" style:family="text">
      <style:text-properties style:font-name="DejaVu Sans1" fo:font-style="normal" fo:font-weight="normal" officeooo:rsid="0096ebad" style:font-style-asian="normal" style:font-weight-asian="normal" style:font-style-complex="normal" style:font-weight-complex="normal"/>
    </style:style>
    <style:style style:name="T79" style:family="text">
      <style:text-properties style:font-name="DejaVu Sans1" fo:font-style="normal" fo:font-weight="normal" officeooo:rsid="00993cc1" style:font-style-asian="normal" style:font-weight-asian="normal" style:font-style-complex="normal" style:font-weight-complex="normal"/>
    </style:style>
    <style:style style:name="T80" style:family="text">
      <style:text-properties style:font-name="DejaVu Sans1" fo:font-style="normal" fo:font-weight="normal" officeooo:rsid="0099fe83" style:font-style-asian="normal" style:font-weight-asian="normal" style:font-style-complex="normal" style:font-weight-complex="normal"/>
    </style:style>
    <style:style style:name="T81" style:family="text">
      <style:text-properties style:font-name="DejaVu Sans1" fo:font-style="normal" fo:font-weight="normal" officeooo:rsid="009b5e81" style:font-style-asian="normal" style:font-weight-asian="normal" style:font-style-complex="normal" style:font-weight-complex="normal"/>
    </style:style>
    <style:style style:name="T82" style:family="text">
      <style:text-properties style:font-name="DejaVu Sans1" fo:font-style="normal" fo:font-weight="normal" officeooo:rsid="009c4fc4" style:font-style-asian="normal" style:font-weight-asian="normal" style:font-style-complex="normal" style:font-weight-complex="normal"/>
    </style:style>
    <style:style style:name="T83" style:family="text">
      <style:text-properties style:font-name="DejaVu Sans1" fo:font-style="normal" fo:font-weight="normal" officeooo:rsid="009cc95f" style:font-style-asian="normal" style:font-weight-asian="normal" style:font-style-complex="normal" style:font-weight-complex="normal"/>
    </style:style>
    <style:style style:name="T84" style:family="text">
      <style:text-properties style:font-name="DejaVu Sans1" fo:font-style="normal" fo:font-weight="normal" officeooo:rsid="009d3315" style:font-style-asian="normal" style:font-weight-asian="normal" style:font-style-complex="normal" style:font-weight-complex="normal"/>
    </style:style>
    <style:style style:name="T85" style:family="text">
      <style:text-properties style:font-name="DejaVu Sans1" fo:font-style="normal" fo:font-weight="normal" officeooo:rsid="00a98f80" style:font-style-asian="normal" style:font-weight-asian="normal" style:font-style-complex="normal" style:font-weight-complex="normal"/>
    </style:style>
    <style:style style:name="T86" style:family="text">
      <style:text-properties style:font-name="DejaVu Sans1" fo:font-style="normal" fo:font-weight="normal" officeooo:rsid="00ab5b4e" style:font-style-asian="normal" style:font-weight-asian="normal" style:font-style-complex="normal" style:font-weight-complex="normal"/>
    </style:style>
    <style:style style:name="T87" style:family="text">
      <style:text-properties style:font-name="DejaVu Sans1" fo:font-style="normal" fo:font-weight="normal" officeooo:rsid="00ace65e" style:font-style-asian="normal" style:font-weight-asian="normal" style:font-style-complex="normal" style:font-weight-complex="normal"/>
    </style:style>
    <style:style style:name="T88" style:family="text">
      <style:text-properties style:font-name="DejaVu Sans1" fo:font-style="normal" fo:font-weight="bold" officeooo:rsid="0096113e" style:font-style-asian="normal" style:font-weight-asian="bold" style:font-style-complex="normal" style:font-weight-complex="bold"/>
    </style:style>
    <style:style style:name="T89" style:family="text">
      <style:text-properties style:font-name="DejaVu Sans1" fo:font-style="normal" fo:font-weight="bold" officeooo:rsid="009c4fc4" style:font-style-asian="normal" style:font-weight-asian="bold" style:font-style-complex="normal" style:font-weight-complex="bold"/>
    </style:style>
    <style:style style:name="T90" style:family="text">
      <style:text-properties style:font-name="DejaVu Sans1" fo:font-style="normal" fo:font-weight="bold" officeooo:rsid="00ab5b4e" style:font-style-asian="normal" style:font-weight-asian="bold" style:font-style-complex="normal" style:font-weight-complex="bold"/>
    </style:style>
    <style:style style:name="T91" style:family="text">
      <style:text-properties style:font-name="DejaVu Sans1" officeooo:rsid="008cf865"/>
    </style:style>
    <style:style style:name="T92" style:family="text">
      <style:text-properties style:font-name="DejaVu Sans1" officeooo:rsid="008ddb35"/>
    </style:style>
    <style:style style:name="T93" style:family="text">
      <style:text-properties style:font-name="DejaVu Sans1" fo:font-style="italic" fo:font-weight="bold" officeooo:rsid="00958b6b" style:font-style-asian="italic" style:font-weight-asian="bold" style:font-style-complex="italic" style:font-weight-complex="bold"/>
    </style:style>
    <style:style style:name="T94" style:family="text">
      <style:text-properties style:font-name="DejaVu Sans1" fo:font-style="italic" fo:font-weight="bold" officeooo:rsid="009cc95f" style:font-style-asian="italic" style:font-weight-asian="bold" style:font-style-complex="italic" style:font-weight-complex="bold"/>
    </style:style>
    <style:style style:name="T95" style:family="text">
      <style:text-properties style:font-name="DejaVu Sans1" fo:font-style="italic" fo:font-weight="bold" officeooo:rsid="00ab5b4e" style:font-style-asian="italic" style:font-weight-asian="bold" style:font-style-complex="italic" style:font-weight-complex="bold"/>
    </style:style>
    <style:style style:name="T96" style:family="text">
      <style:text-properties style:font-name="DejaVu Sans1" fo:font-style="italic" fo:font-weight="bold" officeooo:rsid="009c4fc4" style:font-style-asian="italic" style:font-weight-asian="bold" style:font-style-complex="italic" style:font-weight-complex="bold"/>
    </style:style>
    <style:style style:name="T97" style:family="text">
      <style:text-properties style:font-name="DejaVu Sans1" officeooo:rsid="00b9e787"/>
    </style:style>
    <style:style style:name="T98" style:family="text">
      <style:text-properties style:font-name="DejaVu Sans1" officeooo:rsid="00b9ea95"/>
    </style:style>
    <style:style style:name="T99" style:family="text">
      <style:text-properties style:font-name="DejaVu Sans1" officeooo:rsid="00bd813a"/>
    </style:style>
    <style:style style:name="T100" style:family="text">
      <style:text-properties officeooo:rsid="003030dc"/>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46c02f"/>
    </style:style>
    <style:style style:name="T103" style:family="text">
      <style:text-properties style:text-underline-style="solid" style:text-underline-width="auto" style:text-underline-color="font-color" fo:font-weight="normal" officeooo:rsid="0007b778" style:font-name-asian="Arial-BoldMT" style:font-name-complex="Arial-BoldMT" style:font-weight-complex="normal"/>
    </style:style>
    <style:style style:name="T104" style:family="text">
      <style:text-properties style:font-name="Symbol1" fo:font-weight="normal" officeooo:rsid="000d16a4" style:font-weight-asian="normal" style:font-weight-complex="normal"/>
    </style:style>
    <style:style style:name="T105" style:family="text">
      <style:text-properties style:font-name="Symbol1" fo:font-weight="normal" officeooo:rsid="0016e3c8" style:font-weight-asian="normal" style:font-weight-complex="normal"/>
    </style:style>
    <style:style style:name="T106" style:family="text">
      <style:text-properties style:font-name="Symbol1" officeooo:rsid="000d16a4"/>
    </style:style>
    <style:style style:name="T107" style:family="text">
      <style:text-properties style:font-name="Symbol1" officeooo:rsid="000e1dbf"/>
    </style:style>
    <style:style style:name="T108" style:family="text">
      <style:text-properties officeooo:rsid="0046c02f"/>
    </style:style>
    <style:style style:name="T109" style:family="text">
      <style:text-properties officeooo:rsid="000e1dbf"/>
    </style:style>
    <style:style style:name="T110" style:family="text">
      <style:text-properties officeooo:rsid="00312aaa"/>
    </style:style>
    <style:style style:name="T111" style:family="text">
      <style:text-properties style:font-name="Symbol" fo:font-weight="normal" officeooo:rsid="000e1dbf" style:font-weight-asian="normal" style:font-weight-complex="normal"/>
    </style:style>
    <style:style style:name="T112" style:family="text">
      <style:text-properties fo:font-style="normal" officeooo:rsid="0092029f"/>
    </style:style>
    <style:style style:name="T113" style:family="text">
      <style:text-properties style:font-name="Standard Symbols L" officeooo:rsid="008ddb35"/>
    </style:style>
    <style:style style:name="T114" style:family="text">
      <style:text-properties style:font-name="Standard Symbols L" fo:font-weight="normal" officeooo:rsid="008ddb35" style:font-weight-asian="bold" style:font-weight-complex="normal"/>
    </style:style>
    <style:style style:name="T115" style:family="text">
      <style:text-properties officeooo:rsid="00859ddd"/>
    </style:style>
    <style:style style:name="T116" style:family="text">
      <style:text-properties officeooo:rsid="0087522b"/>
    </style:style>
    <style:style style:name="T117" style:family="text">
      <style:text-properties officeooo:rsid="008850f3"/>
    </style:style>
    <style:style style:name="T118" style:family="text">
      <style:text-properties officeooo:rsid="0089fb6a"/>
    </style:style>
    <style:style style:name="T119" style:family="text">
      <style:text-properties officeooo:rsid="008b0e8b"/>
    </style:style>
    <style:style style:name="T120" style:family="text">
      <style:text-properties officeooo:rsid="008ddb35"/>
    </style:style>
    <style:style style:name="T121" style:family="text">
      <style:text-properties officeooo:rsid="0092029f"/>
    </style:style>
    <style:style style:name="T122" style:family="text">
      <style:text-properties officeooo:rsid="009b5e81"/>
    </style:style>
    <style:style style:name="T123" style:family="text">
      <style:text-properties fo:font-weight="normal"/>
    </style:style>
    <style:style style:name="T124" style:family="text">
      <style:text-properties fo:font-weight="normal" style:font-weight-asian="normal" style:font-weight-complex="normal"/>
    </style:style>
    <style:style style:name="T125" style:family="text">
      <style:text-properties fo:font-weight="normal" officeooo:rsid="00a68ee0" style:font-weight-asian="normal" style:font-weight-complex="normal"/>
    </style:style>
    <style:style style:name="T126" style:family="text">
      <style:text-properties fo:font-weight="normal" officeooo:rsid="0009653c" style:font-weight-asian="normal" style:font-weight-complex="normal"/>
    </style:style>
    <style:style style:name="T127" style:family="text">
      <style:text-properties fo:font-weight="normal" officeooo:rsid="0007b778" style:font-weight-asian="normal" style:font-weight-complex="normal"/>
    </style:style>
    <style:style style:name="T128" style:family="text">
      <style:text-properties fo:font-weight="normal" officeooo:rsid="0010f702" style:font-weight-asian="normal" style:font-weight-complex="normal"/>
    </style:style>
    <style:style style:name="T129" style:family="text">
      <style:text-properties fo:font-weight="normal" officeooo:rsid="000a5402" style:font-weight-asian="normal" style:font-weight-complex="normal"/>
    </style:style>
    <style:style style:name="T130" style:family="text">
      <style:text-properties fo:font-weight="normal" officeooo:rsid="00b784a9" style:font-weight-asian="normal" style:font-weight-complex="normal"/>
    </style:style>
    <style:style style:name="T131" style:family="text">
      <style:text-properties fo:font-weight="normal" officeooo:rsid="00b7fc48" style:font-weight-asian="normal" style:font-weight-complex="normal"/>
    </style:style>
    <style:style style:name="T132" style:family="text">
      <style:text-properties fo:font-weight="normal" officeooo:rsid="00b9e787" style:font-weight-asian="normal" style:font-weight-complex="normal"/>
    </style:style>
    <style:style style:name="T133" style:family="text">
      <style:text-properties fo:font-weight="normal" officeooo:rsid="00c2e15c" style:font-weight-asian="normal" style:font-weight-complex="normal"/>
    </style:style>
    <style:style style:name="T134" style:family="text">
      <style:text-properties fo:font-weight="normal" officeooo:rsid="0016e3c8" style:font-name-asian="Arial-BoldMT" style:font-name-complex="Arial-BoldMT" style:font-weight-complex="normal"/>
    </style:style>
    <style:style style:name="T135" style:family="text">
      <style:text-properties fo:font-weight="normal" officeooo:rsid="0005da26" style:font-name-asian="Arial-BoldMT" style:font-name-complex="Arial-BoldMT" style:font-weight-complex="normal"/>
    </style:style>
    <style:style style:name="T136" style:family="text">
      <style:text-properties fo:font-weight="normal" officeooo:rsid="0007b778" style:font-name-asian="Arial-BoldMT" style:font-name-complex="Arial-BoldMT" style:font-weight-complex="normal"/>
    </style:style>
    <style:style style:name="T137" style:family="text">
      <style:text-properties fo:font-weight="normal" officeooo:rsid="00b784a9" style:font-name-asian="Arial-BoldMT" style:font-name-complex="Arial-BoldMT" style:font-weight-complex="normal"/>
    </style:style>
    <style:style style:name="T138" style:family="text">
      <style:text-properties fo:color="#000000" style:font-name="Arial-BoldMT" fo:font-size="24pt" style:font-name-asian="Arial-BoldMT" style:font-size-asian="24pt" style:font-name-complex="Arial-BoldMT" style:font-size-complex="24pt"/>
    </style:style>
    <style:style style:name="T139" style:family="text">
      <style:text-properties fo:color="#000000" fo:font-size="24pt" style:font-name-asian="Arial-BoldMT" style:font-size-asian="24pt" style:font-name-complex="Arial-BoldMT" style:font-size-complex="24pt"/>
    </style:style>
    <style:style style:name="T140" style:family="text">
      <style:text-properties fo:color="#000000" style:font-name-asian="Arial-BoldMT" style:font-name-complex="Arial-BoldMT"/>
    </style:style>
    <style:style style:name="T141" style:family="text">
      <style:text-properties officeooo:rsid="009ec72b"/>
    </style:style>
    <style:style style:name="T142" style:family="text">
      <style:text-properties officeooo:rsid="00144b72"/>
    </style:style>
    <style:style style:name="T143" style:family="text">
      <style:text-properties officeooo:rsid="0015fa6b"/>
    </style:style>
    <style:style style:name="T144" style:family="text">
      <style:text-properties fo:font-weight="bold" officeooo:rsid="00384b96" style:font-weight-asian="bold" style:font-weight-complex="bold"/>
    </style:style>
    <style:style style:name="T145" style:family="text">
      <style:text-properties fo:font-weight="bold" officeooo:rsid="003730f2" style:font-weight-asian="bold" style:font-weight-complex="bold"/>
    </style:style>
    <style:style style:name="T146" style:family="text">
      <style:text-properties fo:font-weight="bold" officeooo:rsid="0013a28a" style:font-weight-asian="bold" style:font-weight-complex="bold"/>
    </style:style>
    <style:style style:name="T147" style:family="text">
      <style:text-properties fo:font-weight="bold" officeooo:rsid="009fad52" style:font-weight-asian="bold" style:font-weight-complex="bold"/>
    </style:style>
    <style:style style:name="T148" style:family="text">
      <style:text-properties fo:font-weight="bold" officeooo:rsid="00a1eeb6" style:font-weight-asian="bold" style:font-weight-complex="bold"/>
    </style:style>
    <style:style style:name="T149" style:family="text">
      <style:text-properties fo:font-weight="bold" officeooo:rsid="00a325f5" style:font-weight-asian="bold" style:font-weight-complex="bold"/>
    </style:style>
    <style:style style:name="T150" style:family="text">
      <style:text-properties fo:font-weight="bold" officeooo:rsid="00a4d84e" style:font-weight-asian="bold" style:font-weight-complex="bold"/>
    </style:style>
    <style:style style:name="T151" style:family="text">
      <style:text-properties fo:font-weight="bold" officeooo:rsid="00a6211a" style:font-weight-asian="bold" style:font-weight-complex="bold"/>
    </style:style>
    <style:style style:name="T152" style:family="text">
      <style:text-properties fo:font-weight="bold" officeooo:rsid="00a68ee0" style:font-weight-asian="bold" style:font-weight-complex="bold"/>
    </style:style>
    <style:style style:name="T153" style:family="text">
      <style:text-properties fo:font-weight="bold" officeooo:rsid="00a810ad" style:font-weight-asian="bold" style:font-weight-complex="bold"/>
    </style:style>
    <style:style style:name="T154" style:family="text">
      <style:text-properties fo:font-weight="bold" officeooo:rsid="00af3bb9" style:font-weight-asian="bold" style:font-weight-complex="bold"/>
    </style:style>
    <style:style style:name="T155" style:family="text">
      <style:text-properties fo:font-weight="bold" officeooo:rsid="00b0cee4" style:font-weight-asian="bold" style:font-weight-complex="bold"/>
    </style:style>
    <style:style style:name="T156" style:family="text">
      <style:text-properties fo:font-weight="bold" officeooo:rsid="00ba01f0" style:font-weight-complex="bold"/>
    </style:style>
    <style:style style:name="T157" style:family="text">
      <style:text-properties officeooo:rsid="003730f2"/>
    </style:style>
    <style:style style:name="T158" style:family="text">
      <style:text-properties officeooo:rsid="0013a28a"/>
    </style:style>
    <style:style style:name="T159" style:family="text">
      <style:text-properties officeooo:rsid="00384b96"/>
    </style:style>
    <style:style style:name="T160" style:family="text">
      <style:text-properties officeooo:rsid="004efe6f"/>
    </style:style>
    <style:style style:name="T161" style:family="text">
      <style:text-properties officeooo:rsid="00455b7b"/>
    </style:style>
    <style:style style:name="T162" style:family="text">
      <style:text-properties officeooo:rsid="00147c80"/>
    </style:style>
    <style:style style:name="T163" style:family="text">
      <style:text-properties officeooo:rsid="009fad52"/>
    </style:style>
    <style:style style:name="T164" style:family="text">
      <style:text-properties officeooo:rsid="00a1630c"/>
    </style:style>
    <style:style style:name="T165" style:family="text">
      <style:text-properties officeooo:rsid="00a1eeb6"/>
    </style:style>
    <style:style style:name="T166" style:family="text">
      <style:text-properties officeooo:rsid="00a29de4"/>
    </style:style>
    <style:style style:name="T167" style:family="text">
      <style:text-properties officeooo:rsid="00a325f5"/>
    </style:style>
    <style:style style:name="T168" style:family="text">
      <style:text-properties officeooo:rsid="00a4d84e"/>
    </style:style>
    <style:style style:name="T169" style:family="text">
      <style:text-properties officeooo:rsid="00a6211a"/>
    </style:style>
    <style:style style:name="T170" style:family="text">
      <style:text-properties officeooo:rsid="00a68ee0"/>
    </style:style>
    <style:style style:name="T171" style:family="text">
      <style:text-properties officeooo:rsid="00a810ad"/>
    </style:style>
    <style:style style:name="T172" style:family="text">
      <style:text-properties officeooo:rsid="009c4fc4"/>
    </style:style>
    <style:style style:name="T173" style:family="text">
      <style:text-properties officeooo:rsid="00a98f80"/>
    </style:style>
    <style:style style:name="T174" style:family="text">
      <style:text-properties officeooo:rsid="00ab5b4e"/>
    </style:style>
    <style:style style:name="T175" style:family="text">
      <style:text-properties officeooo:rsid="009cc95f"/>
    </style:style>
    <style:style style:name="T176" style:family="text">
      <style:text-properties fo:font-style="italic" fo:font-weight="bold" officeooo:rsid="009cc95f" style:font-style-asian="italic" style:font-weight-asian="bold" style:font-style-complex="italic" style:font-weight-complex="bold"/>
    </style:style>
    <style:style style:name="T177" style:family="text">
      <style:text-properties officeooo:rsid="00ae4d76"/>
    </style:style>
    <style:style style:name="T178" style:family="text">
      <style:text-properties officeooo:rsid="00af3bb9"/>
    </style:style>
    <style:style style:name="T179" style:family="text">
      <style:text-properties officeooo:rsid="00b0cee4"/>
    </style:style>
    <style:style style:name="T180" style:family="text">
      <style:text-properties officeooo:rsid="00b1939f"/>
    </style:style>
    <style:style style:name="T181" style:family="text">
      <style:text-properties officeooo:rsid="00b2b97e"/>
    </style:style>
    <style:style style:name="T182" style:family="text">
      <style:text-properties officeooo:rsid="00b44f1e"/>
    </style:style>
    <style:style style:name="T183" style:family="text">
      <style:text-properties fo:font-size="24pt" style:font-size-asian="24pt" style:font-size-complex="24pt"/>
    </style:style>
    <style:style style:name="T184" style:family="text">
      <style:text-properties fo:font-size="24pt" fo:font-weight="normal" officeooo:rsid="00c2e15c" style:font-size-asian="24pt" style:font-weight-asian="normal" style:font-size-complex="24pt" style:font-weight-complex="normal"/>
    </style:style>
    <style:style style:name="T185" style:family="text">
      <style:text-properties fo:color="#3333cd"/>
    </style:style>
    <style:style style:name="T186" style:family="text">
      <style:text-properties fo:color="#3333cd" style:font-name="Arial-BoldItalicMT" fo:font-size="24pt" style:font-name-asian="Arial-BoldItalicMT" style:font-size-asian="24pt" style:font-name-complex="Arial-BoldItalicMT" style:font-size-complex="24pt"/>
    </style:style>
    <style:style style:name="T187" style:family="text">
      <style:text-properties fo:color="#3333cd" fo:font-size="24pt" style:font-name-asian="Arial-BoldItalicMT" style:font-size-asian="24pt" style:font-name-complex="Arial-BoldItalicMT" style:font-size-complex="24pt"/>
    </style:style>
    <style:style style:name="T188" style:family="text">
      <style:text-properties fo:color="#3333cd" fo:font-size="24pt" style:font-size-asian="24pt" style:font-size-complex="24pt"/>
    </style:style>
    <style:style style:name="T189" style:family="text">
      <style:text-properties fo:color="#3333cd" fo:font-size="24pt" fo:font-weight="normal" officeooo:rsid="00c2e15c" style:font-size-asian="24pt" style:font-weight-asian="normal" style:font-size-complex="24pt" style:font-weight-complex="normal"/>
    </style:style>
    <style:style style:name="T190" style:family="text">
      <style:text-properties fo:color="#3333cd" style:font-name-asian="Arial-BoldItalicMT" style:font-name-complex="Arial-BoldItalicMT"/>
    </style:style>
    <style:style style:name="T191" style:family="text">
      <style:text-properties fo:color="#3333cd" fo:font-size="28pt" style:font-size-asian="28pt" style:font-size-complex="28pt"/>
    </style:style>
    <style:style style:name="T192" style:family="text">
      <style:text-properties fo:color="#c1c1c1"/>
    </style:style>
    <style:style style:name="T193" style:family="text">
      <style:text-properties fo:color="#c1c1c1" fo:font-size="24pt" style:font-size-asian="24pt" style:font-size-complex="24pt"/>
    </style:style>
    <style:style style:name="T194" style:family="text">
      <style:text-properties fo:color="#c1c1c1" fo:font-size="24pt" style:font-name-asian="Arial-BoldMT" style:font-size-asian="24pt" style:font-name-complex="Arial-BoldMT" style:font-size-complex="24pt"/>
    </style:style>
    <style:style style:name="T195" style:family="text">
      <style:text-properties fo:color="#c1c1c1" fo:font-size="24pt" fo:font-weight="normal" officeooo:rsid="00c2e15c" style:font-size-asian="24pt" style:font-weight-asian="normal" style:font-size-complex="24pt" style:font-weight-complex="normal"/>
    </style:style>
    <style:style style:name="T196" style:family="text">
      <style:text-properties fo:color="#c1c1c1" style:font-name="Arial-BoldMT" fo:font-size="24pt" style:font-name-asian="Arial-BoldMT" style:font-size-asian="24pt" style:font-name-complex="Arial-BoldMT" style:font-size-complex="24pt"/>
    </style:style>
    <style:style style:name="T197" style:family="text">
      <style:text-properties fo:color="#c1c1c1" style:font-name-asian="Arial-BoldMT" style:font-name-complex="Arial-BoldMT"/>
    </style:style>
    <style:style style:name="T198" style:family="text">
      <style:text-properties fo:color="#ff3300"/>
    </style:style>
    <style:style style:name="T199" style:family="text">
      <style:text-properties fo:color="#ff3300" fo:font-size="24pt" style:font-size-asian="24pt" style:font-size-complex="24pt"/>
    </style:style>
    <style:style style:name="T200" style:family="text">
      <style:text-properties fo:color="#ff3300" fo:font-size="24pt" style:font-name-asian="Arial-BoldMT" style:font-size-asian="24pt" style:font-name-complex="Arial-BoldMT" style:font-size-complex="24pt"/>
    </style:style>
    <style:style style:name="T201" style:family="text">
      <style:text-properties fo:color="#ff3300" style:font-name="Arial-BoldMT" fo:font-size="24pt" style:font-name-asian="Arial-BoldMT" style:font-size-asian="24pt" style:font-name-complex="Arial-BoldMT" style:font-size-complex="24pt"/>
    </style:style>
    <style:style style:name="T202" style:family="text">
      <style:text-properties fo:color="#ff3300" style:font-name-asian="Arial-BoldMT" style:font-name-complex="Arial-BoldMT"/>
    </style:style>
    <style:style style:name="T203" style:family="text">
      <style:text-properties style:font-name-asian="Arial-BoldMT"/>
    </style:style>
    <style:style style:name="T204" style:family="text">
      <style:text-properties style:font-name-asian="Arial-BoldMT" style:font-name-complex="Arial-BoldMT"/>
    </style:style>
    <style:style style:name="T205" style:family="text">
      <style:text-properties officeooo:rsid="00b44f1e" style:font-name-asian="Arial-BoldMT" style:font-name-complex="Arial-BoldMT"/>
    </style:style>
    <style:style style:name="T206" style:family="text">
      <style:text-properties officeooo:rsid="00c322fd" style:font-name-asian="Arial-BoldMT" style:font-name-complex="Arial-BoldMT"/>
    </style:style>
    <style:style style:name="T207" style:family="text">
      <style:text-properties officeooo:rsid="00c51b87" style:font-name-asian="Arial-BoldMT" style:font-name-complex="Arial-BoldMT"/>
    </style:style>
    <style:style style:name="T208" style:family="text">
      <style:text-properties style:font-name-complex="Arial-BoldMT"/>
    </style:style>
    <style:style style:name="T209" style:family="text">
      <style:text-properties style:font-name-asian="Arial-BoldItalicMT" style:font-name-complex="Arial-BoldItalicMT"/>
    </style:style>
    <style:style style:name="T210" style:family="text">
      <style:text-properties fo:font-size="28pt" style:font-size-asian="28pt" style:font-size-complex="28pt"/>
    </style:style>
    <style:style style:name="T211" style:family="text">
      <style:text-properties style:font-name="DejaVu Sans1"/>
    </style:style>
    <style:style style:name="T212" style:family="text">
      <style:text-properties style:font-name="DejaVu Sans1" fo:font-weight="normal" officeooo:rsid="00b7fc48" style:font-weight-asian="normal" style:font-weight-complex="normal"/>
    </style:style>
    <style:style style:name="T213" style:family="text">
      <style:text-properties fo:font-size="12pt"/>
    </style:style>
    <style:style style:name="T214" style:family="text">
      <style:text-properties style:font-size-asian="12pt"/>
    </style:style>
    <style:style style:name="T215" style:family="text">
      <style:text-properties style:font-size-complex="12pt"/>
    </style:style>
    <style:style style:name="T216" style:family="text">
      <style:text-properties officeooo:rsid="00b5266c"/>
    </style:style>
    <style:style style:name="T217" style:family="text">
      <style:text-properties officeooo:rsid="00b6f92c"/>
    </style:style>
    <style:style style:name="T218" style:family="text">
      <style:text-properties officeooo:rsid="0007b778"/>
    </style:style>
    <style:style style:name="T219" style:family="text">
      <style:text-properties officeooo:rsid="0007b778" style:font-name-asian="LPLHMC+SymbolMT" style:font-name-complex="LPLHMC+SymbolMT"/>
    </style:style>
    <style:style style:name="T220" style:family="text">
      <style:text-properties officeooo:rsid="00b6f92c" style:font-name-asian="LPLHMC+SymbolMT" style:font-name-complex="LPLHMC+SymbolMT"/>
    </style:style>
    <style:style style:name="T221" style:family="text">
      <style:text-properties officeooo:rsid="00b784a9" style:font-name-asian="LPLHMC+SymbolMT" style:font-name-complex="LPLHMC+SymbolMT"/>
    </style:style>
    <style:style style:name="T222" style:family="text">
      <style:text-properties officeooo:rsid="000a5402"/>
    </style:style>
    <style:style style:name="T223" style:family="text">
      <style:text-properties officeooo:rsid="0010f702"/>
    </style:style>
    <style:style style:name="T224" style:family="text">
      <style:text-properties officeooo:rsid="00b784a9"/>
    </style:style>
    <style:style style:name="T225" style:family="text">
      <style:text-properties officeooo:rsid="00b7fc48"/>
    </style:style>
    <style:style style:name="T226" style:family="text">
      <style:text-properties officeooo:rsid="00ba01f0" style:font-weight-asian="normal"/>
    </style:style>
    <style:style style:name="T227" style:family="text">
      <style:text-properties officeooo:rsid="00bd813a" style:font-weight-asian="normal"/>
    </style:style>
    <style:style style:name="T228" style:family="text">
      <style:text-properties officeooo:rsid="00b9e787" style:font-weight-asian="normal"/>
    </style:style>
    <style:style style:name="T229" style:family="text">
      <style:text-properties officeooo:rsid="00bf66f8" style:font-weight-asian="normal"/>
    </style:style>
    <style:style style:name="T230" style:family="text">
      <style:text-properties style:font-weight-complex="normal"/>
    </style:style>
    <style:style style:name="T231" style:family="text">
      <style:text-properties style:font-weight-asian="bold"/>
    </style:style>
    <style:style style:name="T232" style:family="text">
      <style:text-properties officeooo:rsid="000ff5ca" style:font-weight-asian="bold"/>
    </style:style>
    <style:style style:name="T233" style:family="text">
      <style:text-properties officeooo:rsid="00bd813a" style:font-weight-asian="bold"/>
    </style:style>
    <style:style style:name="T234" style:family="text">
      <style:text-properties officeooo:rsid="00c0dfe8" style:font-weight-asian="bold"/>
    </style:style>
    <style:style style:name="T235" style:family="text">
      <style:text-properties officeooo:rsid="00b98234"/>
    </style:style>
    <style:style style:name="T236" style:family="text">
      <style:text-properties officeooo:rsid="00b9e787"/>
    </style:style>
    <style:style style:name="T237" style:family="text">
      <style:text-properties officeooo:rsid="00ba01f0"/>
    </style:style>
    <style:style style:name="T238" style:family="text">
      <style:text-properties officeooo:rsid="00bbf057"/>
    </style:style>
    <style:style style:name="T239" style:family="text">
      <style:text-properties officeooo:rsid="00bd515b"/>
    </style:style>
    <style:style style:name="T240" style:family="text">
      <style:text-properties officeooo:rsid="00bd813a"/>
    </style:style>
    <style:style style:name="T241" style:family="text">
      <style:text-properties officeooo:rsid="00bf66f8"/>
    </style:style>
    <style:style style:name="T242" style:family="text">
      <style:text-properties officeooo:rsid="00c0dfe8"/>
    </style:style>
    <style:style style:name="T243" style:family="text">
      <style:text-properties officeooo:rsid="00c273bf"/>
    </style:style>
    <style:style style:name="T244" style:family="text">
      <style:text-properties officeooo:rsid="00c2e15c"/>
    </style:style>
    <style:style style:name="T245" style:family="text">
      <style:text-properties officeooo:rsid="00c322fd"/>
    </style:style>
    <style:style style:name="T246"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47"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middle" style:vertical-rel="text" style:horizontal-pos="from-left" style:horizontal-rel="paragraph-content" fo:padding="0cm" fo:border="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216cm" fo:text-indent="-0.635cm" fo:margin-left="7.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ffice:annotation><dc:creator>packyuser </dc:creator><dc:date>2010-11-25T23:24:56</dc:date><text:p text:style-name="P198"><text:span text:style-name="T246">Rivedere le slide 2010-2011 e valutare se sia il caso di aggiungere in questo documento i frammenti di pseudocodice relativi a qualche procedura indicata.</text:span></text:p></office:annotation></text:p>
      <text:p text:style-name="P1"><office:annotation><dc:creator>packyuser </dc:creator><dc:date>2010-11-25T23:25:03</dc:date><text:p text:style-name="P199"><text:span text:style-name="T247">Riferimeno mod. 10 slide 2011-2011</text:span></text:p></office:annotation></text:p>
      <text:p text:style-name="P1"/>
      <text:p text:style-name="P138"><text:span text:style-name="T182">DIZIONARIO</text:span></text:p>
      <text:p text:style-name="P131"/>
      <text:p text:style-name="P137"><text:span text:style-name="T205">E</text:span><text:span text:style-name="T204">sistono delle applicazioni che, pur richiedendo una struttura dati del tipo insieme, non richiedono tutte le operazioni definite sull’insieme. </text:span><text:span text:style-name="T205">A</text:span><text:span text:style-name="T204">d esempio, nel trattamento dei testi sono presenti spesso dei dizionari della lingua, messi a disposizione per controllare la correttezza ortografica dello scritto. </text:span><text:span text:style-name="T205">E' </text:span><text:span text:style-name="T204">certamente un problema adatto al tipo astratto di dati </text:span><text:span text:style-name="T209">insieme</text:span><text:span text:style-name="T204">, ma non sembrano necessarie operazioni come unione, intersezione e differenza differenza. </text:span><text:span text:style-name="T205">S</text:span><text:span text:style-name="T204">ono, invece, necessarie operazioni esplicite di estrazione di un elemento dall</text:span><text:span text:style-name="T205">'</text:span><text:span text:style-name="T204">insieme.</text:span></text:p>
      <text:p text:style-name="P134"><text:span text:style-name="T182">Un dizionario è dunque un sottotipo del tipo insieme. Gli elementi sono generalmente tipi strutturati ai quali si accede per mezzo di un riferimento al contenuto stesso dell'elemento o a un campo chiave. Gli elementi assumono la forma di una coppia costituita da una chiave-attributo. La caratteristica della chiave </text:span><text:span text:style-name="T216">è </text:span><text:span text:style-name="T182">legata alla applicazione: nei dizionari degli elaboratori di testi la chiave individua una parola mentre in un dizionario di magazzino la chiave pu</text:span><text:span text:style-name="T216">ò </text:span><text:span text:style-name="T182">essere un codice pezzo. </text:span><text:span text:style-name="T216">L'</text:span><text:span text:style-name="T182">attributo associato, invece, rappresenta l</text:span><text:span text:style-name="T216">'</text:span><text:span text:style-name="T182">informazione associata per scopi di gestione o manutenzione.</text:span></text:p>
      <text:p text:style-name="P135"/>
      <text:p text:style-name="P135"><text:span text:style-name="T216">Come esempio si considerino le </text:span>tabelle di simboli, utili ai compilatori e ai linker, <text:span text:style-name="T216">nelle quali,</text:span> la chiave viene usata per l<text:span text:style-name="T216">'</text:span>identificatore mentre nell<text:span text:style-name="T216">'</text:span>attributo vengono memorizzate le informazioni di gestione (indirizzo della locazione, dimensione, posizioni nelle quali l<text:span text:style-name="T216">'</text:span>identificatore <text:span text:style-name="T216">è </text:span>usato nel programma e<text:span text:style-name="T216">c</text:span>c...).</text:p>
      <text:p text:style-name="P135"/>
      <text:p text:style-name="P136"><text:span text:style-name="T217">L</text:span>e operazioni applicate ad un dizionario devono consentire la verifica dell<text:span text:style-name="T217">'</text:span>esistenza di una definita chiave e deve essere possibile l<text:span text:style-name="T217">'</text:span>inserimento di nuove coppie chiave-attributo come pure la cancellazione. <text:span text:style-name="T217">P</text:span>u<text:span text:style-name="T217">ò </text:span>essere utile anche il recupero delle informazioni presenti nell<text:span text:style-name="T217">'</text:span>attributo oppure la loro eventuale modifica. <text:span text:style-name="T217">L</text:span>a specifica per i dizionari <text:span text:style-name="T217">è </text:span>identica a quella del tipo di dato insieme.</text:p>
      <text:p text:style-name="P136"/>
      <text:p text:style-name="P112">Specifica Sintattica</text:p>
      <text:p text:style-name="P98"/>
      <text:p text:style-name="P66"><text:span text:style-name="T101">Tipi</text:span>:</text:p>
      <text:list xml:id="list2037506731" text:style-name="L17">
        <text:list-item>
          <text:p text:style-name="P118"><text:span text:style-name="T10">Dizionario</text:span><text:span text:style-name="T55">: </text:span><text:span text:style-name="T62">collezione di elementi</text:span><text:span text:style-name="T55"> </text:span><text:span text:style-name="T65">D</text:span><text:bookmark-start text:name="__DdeLink__1844_1797199511"/><text:bookmark-start text:name="__DdeLink__1920_1797199511"/><text:span text:style-name="T63"> = </text:span><text:span text:style-name="T62">{</text:span><text:span text:style-name="T65">&lt;k1, v1&gt;</text:span><text:bookmark-start text:name="__DdeLink__1916_1797199511"/><text:span text:style-name="T63">, </text:span><text:span text:style-name="T65">&lt;k2, v2&gt;, …, &lt;kn, vn&gt;</text:span><text:bookmark-end text:name="__DdeLink__1844_1797199511"/><text:bookmark-end text:name="__DdeLink__1920_1797199511"/><text:bookmark-end text:name="__DdeLink__1916_1797199511"/><text:span text:style-name="T62">}</text:span><text:span text:style-name="T63"> </text:span><text:span text:style-name="T55">dove n </text:span><text:span text:style-name="T105">³</text:span><text:span text:style-name="T55"> </text:span><text:span text:style-name="T64">0</text:span></text:p>
        </text:list-item>
        <text:list-item>
          <text:p text:style-name="P118"><text:span text:style-name="T9">Booleano</text:span><text:span text:style-name="T67">: valore di verità che assume i valori True o False</text:span></text:p>
        </text:list-item>
        <text:list-item>
          <text:p text:style-name="P119"><text:span text:style-name="T72">Chiave: identificatore univoco di un elemento del dizionario</text:span></text:p>
        </text:list-item>
        <text:list-item>
          <text:p text:style-name="P101"><text:span text:style-name="T36">TipoElemento</text:span><text:span text:style-name="T134">: tipologia degli elementi </text:span><text:span text:style-name="T137">associati come attributi alle chiavi </text:span><text:span text:style-name="T134">contenut</text:span><text:span text:style-name="T137">e</text:span><text:span text:style-name="T134"> nel</text:span><text:span text:style-name="T135"> </text:span><text:span text:style-name="T137">dizionario</text:span></text:p>
        </text:list-item>
      </text:list>
      <text:p text:style-name="P99"/>
      <text:p text:style-name="P102"><text:span text:style-name="T103">Operatori</text:span><text:span text:style-name="T136">:</text:span></text:p>
      <text:p text:style-name="P100"/>
      <text:p text:style-name="P114"><text:span text:style-name="T218">Crea</text:span><text:span text:style-name="T217">Dizionario</text:span><text:span text:style-name="T218">: () </text:span><text:span text:style-name="T219">→ </text:span><text:span text:style-name="T220">Dizionario</text:span><text:span text:style-name="T218"> </text:span></text:p>
      <text:p text:style-name="P114"><text:span text:style-name="T217">Dizionario</text:span><text:span text:style-name="T218">Vuoto: (</text:span><text:span text:style-name="T217">Dizionario</text:span><text:span text:style-name="T218">) </text:span><text:span text:style-name="T219">→ B</text:span><text:span text:style-name="T218">ooleano</text:span></text:p>
      <text:p text:style-name="P114"><text:span text:style-name="T218">Appartiene: (</text:span><text:span text:style-name="T224">Chiave</text:span><text:span text:style-name="T218">, </text:span><text:span text:style-name="T224">Dizionario</text:span><text:span text:style-name="T218">) </text:span><text:span text:style-name="T219">→ B</text:span><text:span text:style-name="T218">ooleano</text:span></text:p>
      <text:p text:style-name="P115"><text:span text:style-name="T224">Recupera: (Chiave, Dizionario) → TipoElemento</text:span></text:p>
      <text:p text:style-name="P114"><text:span text:style-name="T218">Inserisci: (</text:span><text:span text:style-name="T224">Chiave, </text:span><text:span text:style-name="T218">TipoElemento, </text:span><text:span text:style-name="T224">Dizionario</text:span><text:span text:style-name="T218">) </text:span><text:span text:style-name="T219">→ </text:span><text:span text:style-name="T221">Dizionario</text:span></text:p>
      <text:p text:style-name="P114"><text:soft-page-break/><text:span text:style-name="T224">Aggiorna</text:span><text:span text:style-name="T218">: (</text:span><text:span text:style-name="T224">Chiave</text:span><text:span text:style-name="T218">, </text:span><text:span text:style-name="T224">TipoElemento, Dizionario</text:span><text:span text:style-name="T218">) </text:span><text:span text:style-name="T219">→ </text:span><text:span text:style-name="T221">Dizionario</text:span></text:p>
      <text:p text:style-name="P117"><text:span text:style-name="T218"/></text:p>
      <text:p text:style-name="P113">Specifica Semantica</text:p>
      <text:p text:style-name="P111"/>
      <text:p text:style-name="P116"><text:span text:style-name="T126">C</text:span><text:span text:style-name="T127">rea</text:span><text:span text:style-name="T130">Dizionario</text:span><text:span text:style-name="T126">()</text:span><text:span text:style-name="T127"> = </text:span><text:span text:style-name="T130">D</text:span><text:span text:style-name="T126"><text:tab/></text:span><text:span text:style-name="T128">(Crea un insieme vuoto)</text:span></text:p>
      <text:list xml:id="list1239070420" text:style-name="L25">
        <text:list-item>
          <text:p text:style-name="P89"><text:span text:style-name="T23">post: </text:span><text:span text:style-name="T29">D</text:span><text:span text:style-name="T23"> =</text:span><text:span text:style-name="T31"> </text:span><text:span text:style-name="T14">Æ</text:span></text:p>
        </text:list-item>
      </text:list>
      <text:p text:style-name="P108"/>
      <text:p text:style-name="P116"><text:span text:style-name="T130">Dizionario</text:span><text:span text:style-name="T126">V</text:span><text:span text:style-name="T127">uoto(</text:span><text:span text:style-name="T130">D</text:span><text:span text:style-name="T127">) = b<text:tab/></text:span><text:span text:style-name="T128">(Verifica che un </text:span><text:span text:style-name="T130">dizionario</text:span><text:span text:style-name="T128"> sia vuoto o meno)</text:span></text:p>
      <text:list xml:id="list1213423507" text:style-name="L26">
        <text:list-item>
          <text:p text:style-name="P90"><text:span text:style-name="T23">post : b = </text:span><text:span text:style-name="T25">True</text:span><text:span text:style-name="T23"> se </text:span><text:span text:style-name="T29">D</text:span><text:span text:style-name="T23"> = </text:span><text:span text:style-name="T14">Æ</text:span><text:span text:style-name="T31">; </text:span><text:span text:style-name="T23">b = </text:span><text:span text:style-name="T25">False</text:span><text:span text:style-name="T23"> altrimenti</text:span></text:p>
        </text:list-item>
      </text:list>
      <text:p text:style-name="P87"/>
      <text:p text:style-name="P116"><text:span text:style-name="T126">A</text:span><text:span text:style-name="T127">ppartiene(</text:span><text:span text:style-name="T130">k</text:span><text:span text:style-name="T127">, </text:span><text:span text:style-name="T130">D</text:span><text:span text:style-name="T127">) = b<text:tab/></text:span><text:span text:style-name="T128">(Verifica se un</text:span><text:span text:style-name="T130">a chiave</text:span><text:span text:style-name="T128"> appartiene ad un </text:span><text:span text:style-name="T130">dizionario</text:span><text:span text:style-name="T128">)</text:span></text:p>
      <text:list xml:id="list1416009666" text:style-name="L27">
        <text:list-item>
          <text:p text:style-name="P91"><text:span text:style-name="T23">post: b = vero se </text:span><text:span text:style-name="T30">k</text:span><text:span text:style-name="T23"> </text:span><text:span text:style-name="T31">∈ </text:span><text:span text:style-name="T33">D</text:span><text:span text:style-name="T32">; </text:span><text:span text:style-name="T23">b = </text:span><text:span text:style-name="T26">False</text:span><text:span text:style-name="T23"> altrimenti</text:span></text:p>
        </text:list-item>
      </text:list>
      <text:p text:style-name="P103"/>
      <text:p text:style-name="P104"><text:span text:style-name="T224">Recupera</text:span><text:span text:style-name="T225">(k, D) = x<text:tab/>(Recupera un valore dal dizionario in base alla chiave)</text:span></text:p>
      <text:list xml:id="list1671103893" text:style-name="L33">
        <text:list-item>
          <text:p text:style-name="P96"><text:span text:style-name="T212">pre: </text:span><text:span text:style-name="T29">D</text:span><text:span text:style-name="T23"> </text:span><text:span text:style-name="T49">¹</text:span><text:span text:style-name="T31"> </text:span><text:span text:style-name="T14">Æ</text:span><text:span text:style-name="T16">, </text:span><text:span text:style-name="T15">k </text:span><text:span text:style-name="T31">∈ </text:span><text:span text:style-name="T34">D</text:span></text:p>
        </text:list-item>
        <text:list-item>
          <text:p text:style-name="P96"><text:span text:style-name="T15">post: x è il valore associato alla chiave k</text:span></text:p>
        </text:list-item>
      </text:list>
      <text:p text:style-name="P88"><text:span text:style-name="T15"/></text:p>
      <text:p text:style-name="P109"><text:span text:style-name="T222">I</text:span><text:span text:style-name="T218">nserisci(</text:span><text:span text:style-name="T225">k, </text:span><text:span text:style-name="T218">x, </text:span><text:span text:style-name="T225">D</text:span><text:span text:style-name="T218">) = </text:span><text:span text:style-name="T225">D'</text:span><text:span text:style-name="T222"><text:tab/></text:span><text:span text:style-name="T223">(Inserisce un elemento in un </text:span><text:span text:style-name="T225">dizionario</text:span><text:span text:style-name="T223">)</text:span></text:p>
      <text:list xml:id="list185030672" text:style-name="L28">
        <text:list-item>
          <text:p text:style-name="P107"><text:span text:style-name="T45">pre: </text:span><text:span text:style-name="T46">k</text:span><text:span text:style-name="T45"> </text:span><text:span text:style-name="T42">∉</text:span><text:span text:style-name="T47"> </text:span><text:span text:style-name="T48">D</text:span> (oppure senza precondizione)</text:p>
        </text:list-item>
        <text:list-item>
          <text:p text:style-name="P105"><text:span text:style-name="T37">post: </text:span><text:span text:style-name="T39">D</text:span><text:span text:style-name="T38">' </text:span><text:span text:style-name="T37">= </text:span><text:span text:style-name="T39">D</text:span><text:span text:style-name="T37"> </text:span><text:span text:style-name="T40">∪</text:span><text:span text:style-name="T37">{</text:span><text:span text:style-name="T39">k</text:span><text:span text:style-name="T37">}, </text:span><text:span text:style-name="T39">value(k) = x</text:span></text:p>
        </text:list-item>
      </text:list>
      <text:p text:style-name="P87"/>
      <text:p text:style-name="P116"><text:span text:style-name="T131">Aggiorna</text:span><text:span text:style-name="T127">(</text:span><text:span text:style-name="T131">k, x,</text:span><text:span text:style-name="T127"> </text:span><text:span text:style-name="T131">D</text:span><text:span text:style-name="T127">) = </text:span><text:span text:style-name="T131">D'</text:span><text:span text:style-name="T129"><text:tab/></text:span><text:span text:style-name="T128">(</text:span><text:span text:style-name="T131">Aggiorna il valore associato ad una chiave in un dizionario</text:span><text:span text:style-name="T128">)</text:span></text:p>
      <text:list xml:id="list316186006" text:style-name="L34">
        <text:list-item>
          <text:p text:style-name="P97"><text:span text:style-name="T15">pre: </text:span><text:span text:style-name="T29">D</text:span><text:span text:style-name="T23"> </text:span><text:span text:style-name="T49">¹</text:span><text:span text:style-name="T31"> </text:span><text:span text:style-name="T14">Æ</text:span><text:span text:style-name="T16">, </text:span><text:span text:style-name="T15">k </text:span><text:span text:style-name="T31">∈ </text:span><text:span text:style-name="T34">D</text:span></text:p>
        </text:list-item>
      </text:list>
      <text:list xml:id="list82149125" text:style-name="L32">
        <text:list-item>
          <text:p text:style-name="P128"><text:span text:style-name="T23">post: </text:span><text:span text:style-name="T30">D'</text:span><text:span text:style-name="T23"> </text:span><text:span text:style-name="T30">è ottenuto da D aggiornando il valore associato alla chiave k con x</text:span></text:p>
        </text:list-item>
      </text:list>
      <text:p text:style-name="P16"/>
      <text:p text:style-name="P110"><text:span text:style-name="T240">Cancella</text:span><text:span text:style-name="T218">(</text:span><text:span text:style-name="T225">k</text:span><text:span text:style-name="T218">, </text:span><text:span text:style-name="T225">D</text:span><text:span text:style-name="T218">) = </text:span><text:span text:style-name="T225">D'</text:span><text:span text:style-name="T222"><text:tab/></text:span><text:span text:style-name="T223">(Inserisce un elemento in un </text:span><text:span text:style-name="T225">dizionario</text:span><text:span text:style-name="T223">)</text:span></text:p>
      <text:list xml:id="list1104241655" text:continue-list="list185030672" text:style-name="L28">
        <text:list-item>
          <text:p text:style-name="P92"><text:span text:style-name="T17">pre: </text:span><text:span text:style-name="T15">k </text:span><text:span text:style-name="T18">∈ </text:span><text:span text:style-name="T19">D</text:span><text:span text:style-name="T211"> (oppure senza precondizione)</text:span></text:p>
        </text:list-item>
        <text:list-item>
          <text:p text:style-name="P106"><text:span text:style-name="T37">post: </text:span><text:span text:style-name="T39">D</text:span><text:span text:style-name="T38">' </text:span><text:span text:style-name="T37">= </text:span><text:span text:style-name="T39">D</text:span><text:span text:style-name="T37"> </text:span><text:span text:style-name="T44">- </text:span><text:span text:style-name="T37">{</text:span><text:span text:style-name="T39">k</text:span><text:span text:style-name="T37">}</text:span></text:p>
        </text:list-item>
      </text:list>
      <text:p text:style-name="P16"/>
      <text:p text:style-name="P68"><text:span text:style-name="T235">Il dizionario essendo un tipo particolare di insieme può sfruttare le rappresentazioni previste per tale tipo: vettore caratteristico, liste ordinate e non ordinate. Tuttavia esistono altre rappresentazioni che sono adatte per il dizionario alcune delle quali si dimostrano più efficienti di quelle utilizzate per l'insieme.</text:span></text:p>
      <text:p text:style-name="P16"/>
      <text:p text:style-name="P73"><text:span text:style-name="T236">Rappresentazione con Tavola ad Accesso Diretto</text:span></text:p>
      <text:p text:style-name="P73"><text:span text:style-name="T132"/></text:p>
      <text:p text:style-name="P74"><text:span text:style-name="T132">Si tratta di una rappresentazione che fa uso di un vettore v di m elementi in modo tale che:</text:span></text:p>
      <text:list xml:id="list1913632349" text:style-name="L35">
        <text:list-item>
          <text:p text:style-name="P38"><text:span text:style-name="T97">ogni indice del vettore corrisponde ad una chiave del dizionario che deve essere dunque intera e compresa nell'intervallo [1, m]</text:span></text:p>
        </text:list-item>
        <text:list-item>
          <text:p text:style-name="P38"><text:span text:style-name="T97">l'elemento del dizionario con chiave k è memorizzato nel vettore nella cella di indice k e il valore corrispondente a tale chiave è contenuto in v[k]</text:span></text:p>
        </text:list-item>
      </text:list>
      <text:p text:style-name="P39"><text:span text:style-name="T97"/></text:p>
      <text:p text:style-name="P39"><text:span text:style-name="T97">Questa rappresentazione altro non fa che preallocare le posizioni del vettore per ospitare determinati elementi del dizionario e ciò ha il vantaggio che gli operatori </text:span><text:span text:style-name="T99">Appartiene, Recupera, </text:span><text:span text:style-name="T97">Inserisci, </text:span><text:span text:style-name="T99">Aggiorna, </text:span><text:span text:style-name="T97">Cancella, abbiano tutti </text:span><text:soft-page-break/><text:span text:style-name="T97">complessità di ordine O(1).</text:span></text:p>
      <text:p text:style-name="P39"><text:span text:style-name="T97">Lo svantaggio evidente è che l'assenza di elementi nel dizionario causa un grande spreco di memoria perchè costringe ad avere elementi non allocati nel vettore infatti sia</text:span><text:span text:style-name="T97"><draw:frame draw:style-name="fr1" draw:name="Oggetto39" text:anchor-type="as-char" svg:width="0.453cm" svg:height="0.467cm" draw:z-index="0"><draw:object xlink:href="./Object 27" xlink:type="simple" xlink:show="embed" xlink:actuate="onLoad"/><draw:image xlink:href="./ObjectReplacements/Object 27" xlink:type="simple" xlink:show="embed" xlink:actuate="onLoad"/><svg:desc>formula</svg:desc></draw:frame></text:span><text:span text:style-name="T98">il numero di elementi del dizionario e sia</text:span><text:span text:style-name="T98"><draw:frame draw:style-name="fr1" draw:name="Oggetto27" text:anchor-type="as-char" svg:width="0.549cm" svg:height="0.467cm" draw:z-index="1"><draw:object xlink:href="./Object 28" xlink:type="simple" xlink:show="embed" xlink:actuate="onLoad"/><draw:image xlink:href="./ObjectReplacements/Object 28" xlink:type="simple" xlink:show="embed" xlink:actuate="onLoad"/><svg:desc>formula</svg:desc></draw:frame></text:span><text:span text:style-name="T98">la dimensione del vettore allora il valore</text:span><text:span text:style-name="T98"><draw:frame draw:style-name="fr1" draw:name="Oggetto28" text:anchor-type="as-char" svg:width="1.693cm" svg:height="0.467cm" draw:z-index="2"><draw:object xlink:href="./Object 29" xlink:type="simple" xlink:show="embed" xlink:actuate="onLoad"/><draw:image xlink:href="./ObjectReplacements/Object 29" xlink:type="simple" xlink:show="embed" xlink:actuate="onLoad"/><svg:desc>formula</svg:desc></draw:frame></text:span><text:span text:style-name="T98">è detto </text:span><text:span text:style-name="T54">fattore di carico</text:span><text:span text:style-name="T98"> e misura la percentuale di copertura del vettore.</text:span></text:p>
      <text:p text:style-name="P40"><text:span text:style-name="T98">Un ulteriore svantaggio inoltre è rappresentato dal fatto che le chiavi del dizionario devono essere necessariamente dei valori interi positivi.</text:span></text:p>
      <text:p text:style-name="P40"><text:span text:style-name="T98"/></text:p>
      <text:p text:style-name="P75"><text:span text:style-name="T236">Rappresentazione con </text:span><text:span text:style-name="T237">Vettore Ordinato</text:span></text:p>
      <text:p text:style-name="P39"><text:span text:style-name="T98"/></text:p>
      <text:p text:style-name="P69"><text:span text:style-name="T237">Ipotizzando che sulle chiavi del dizionario sia definita una relazione d'ordine totale allora è possibile utilizzare un vettore memorizzando gli elementi del dizionario in posizioni contigue nel vettore in modo tale considerati</text:span><text:span text:style-name="T237"><draw:frame draw:style-name="fr1" draw:name="Oggetto29" text:anchor-type="as-char" svg:width="0.333cm" svg:height="0.467cm" draw:z-index="3"><draw:object xlink:href="./Object 30" xlink:type="simple" xlink:show="embed" xlink:actuate="onLoad"/><draw:image xlink:href="./ObjectReplacements/Object 30" xlink:type="simple" xlink:show="embed" xlink:actuate="onLoad"/><svg:desc>formula</svg:desc></draw:frame></text:span><text:span text:style-name="T237">e </text:span><text:span text:style-name="T237"><draw:frame draw:style-name="fr1" draw:name="Oggetto30" text:anchor-type="as-char" svg:width="0.409cm" svg:height="0.467cm" draw:z-index="4"><draw:object xlink:href="./Object 31" xlink:type="simple" xlink:show="embed" xlink:actuate="onLoad"/><draw:image xlink:href="./ObjectReplacements/Object 31" xlink:type="simple" xlink:show="embed" xlink:actuate="onLoad"/><svg:desc>formula</svg:desc></draw:frame></text:span><text:span text:style-name="T238">con </text:span><text:span text:style-name="T238"><draw:frame draw:style-name="fr1" draw:name="Oggetto33" text:anchor-type="as-char" svg:width="0.965cm" svg:height="0.467cm" draw:z-index="7"><draw:object xlink:href="./Object 34" xlink:type="simple" xlink:show="embed" xlink:actuate="onLoad"/><draw:image xlink:href="./ObjectReplacements/Object 34" xlink:type="simple" xlink:show="embed" xlink:actuate="onLoad"/><svg:desc>formula</svg:desc></draw:frame></text:span><text:span text:style-name="T237">due indici qualunque del vettore allora </text:span><text:span text:style-name="T238">si ha che le chiavi</text:span><text:span text:style-name="T238"><draw:frame draw:style-name="fr1" draw:name="Oggetto31" text:anchor-type="as-char" svg:width="0.538cm" svg:height="0.531cm" draw:z-index="5"><draw:object xlink:href="./Object 32" xlink:type="simple" xlink:show="embed" xlink:actuate="onLoad"/><draw:image xlink:href="./ObjectReplacements/Object 32" xlink:type="simple" xlink:show="embed" xlink:actuate="onLoad"/><svg:desc>formula</svg:desc></draw:frame></text:span><text:span text:style-name="T238"><draw:frame draw:style-name="fr1" draw:name="Oggetto32" text:anchor-type="as-char" svg:width="0.584cm" svg:height="0.531cm" draw:z-index="6"><draw:object xlink:href="./Object 33" xlink:type="simple" xlink:show="embed" xlink:actuate="onLoad"/><draw:image xlink:href="./ObjectReplacements/Object 33" xlink:type="simple" xlink:show="embed" xlink:actuate="onLoad"/><svg:desc>formula</svg:desc></draw:frame></text:span><text:span text:style-name="T238">rispettivamente degli elementi memorizzate nelle posizioni</text:span><text:span text:style-name="T237"><draw:frame draw:style-name="fr1" draw:name="Oggetto34" text:anchor-type="as-char" svg:width="0.333cm" svg:height="0.467cm" draw:z-index="8"><draw:object xlink:href="./Object 35" xlink:type="simple" xlink:show="embed" xlink:actuate="onLoad"/><draw:image xlink:href="./ObjectReplacements/Object 35" xlink:type="simple" xlink:show="embed" xlink:actuate="onLoad"/><svg:desc>formula</svg:desc></draw:frame></text:span><text:span text:style-name="T237">e </text:span><text:span text:style-name="T237"><draw:frame draw:style-name="fr1" draw:name="Oggetto35" text:anchor-type="as-char" svg:width="0.409cm" svg:height="0.467cm" draw:z-index="9"><draw:object xlink:href="./Object 36" xlink:type="simple" xlink:show="embed" xlink:actuate="onLoad"/><draw:image xlink:href="./ObjectReplacements/Object 36" xlink:type="simple" xlink:show="embed" xlink:actuate="onLoad"/><svg:desc>formula</svg:desc></draw:frame></text:span><text:span text:style-name="T238">sono ali per cui</text:span><text:span text:style-name="T238"><draw:frame draw:style-name="fr1" draw:name="Oggetto36" text:anchor-type="as-char" svg:width="1.332cm" svg:height="0.531cm" draw:z-index="10"><draw:object xlink:href="./Object 37" xlink:type="simple" xlink:show="embed" xlink:actuate="onLoad"/><draw:image xlink:href="./ObjectReplacements/Object 37" xlink:type="simple" xlink:show="embed" xlink:actuate="onLoad"/><svg:desc>formula</svg:desc></draw:frame></text:span><text:span text:style-name="T238">secondo la relazione d'ordine esistente tra le chiavi del dizionario.</text:span></text:p>
      <text:p text:style-name="P71"><text:span text:style-name="T240">E' previsto anche che sia memorizzato di volta in volta </text:span></text:p>
      <text:p text:style-name="P69"><text:span text:style-name="T238"/></text:p>
      <text:p text:style-name="P70"><text:span text:style-name="T239">Con questa rappresentazione </text:span><text:span text:style-name="T240">è facile comprendere che l'operatore Cancella abbia complessità di ordine O(n), mentre gli operatori Appartiene e Recupera possono sfruttare l'ordinamento del vettore per applicare una ricerca dicotomica e dunque hanno complessità dell'ordine O(logn).</text:span></text:p>
      <text:p text:style-name="P71"><text:span text:style-name="T240">Gli operatori Inserisci e Cancella devono invece eseguire oltre ad una ricerca anche uno spostamento degli elementi dato che gli elementi del dizionario sono collocati nel vettore in modo da occupare posizioni contigue e dunque dato che lo spostamento ha complessità di ordine O(n) allora per questi operatori la complessità diventa comunque sempre O(n).</text:span></text:p>
      <text:p text:style-name="P71"><text:span text:style-name="T240"/></text:p>
      <text:p text:style-name="P76"><text:span text:style-name="T236">Rappresentazione con </text:span><text:span text:style-name="T240">List</text:span><text:span text:style-name="T244">a</text:span><text:span text:style-name="T240"> </text:span><text:span text:style-name="T241">Non </text:span><text:span text:style-name="T240">Ordinat</text:span><text:span text:style-name="T244">a</text:span></text:p>
      <text:p text:style-name="P16"/>
      <text:p text:style-name="P72"><text:span text:style-name="T241">Indipendentemente da come da come la lista sia rappresentata per memorizzare gli elementi del dizionario sicuramente è possibile dire che con questa rappresentazione gli operatori</text:span><text:span text:style-name="T226"> </text:span><text:span text:style-name="T227">Appartiene, Recupera, Aggiorna, </text:span><text:span text:style-name="T228">Cancella </text:span><text:span text:style-name="T229">hanno complessità di ordine O(n) visto che tutti richiedono la scansione lineare della lista. Solo l'operatore Inserisci ha complessità di ordine O(1) dato che l'inserimento di un nuovo elemento può avvenire in testa o in coda alla lista dato che l'ordine degli elementi non è mantenuto.</text:span></text:p>
      <text:p text:style-name="P72"><text:span text:style-name="T229"/></text:p>
      <text:p text:style-name="P77"><text:span text:style-name="T236">Rappresentazione con </text:span><text:span text:style-name="T240">List</text:span><text:span text:style-name="T244">a</text:span><text:span text:style-name="T241"> </text:span><text:span text:style-name="T240">Ordinat</text:span><text:span text:style-name="T244">a</text:span></text:p>
      <text:p text:style-name="P6"/>
      <text:p text:style-name="P122"><text:span text:style-name="T241">L'uso di una lista ordinata </text:span><text:span text:style-name="T242">ha le stesse prerogative di quelle previste per la rappresentazione con vettore ordinato e anche in questo caso, e per gli stessi motivi, indipendentemente dalla rappresentazione della lista, la complessità del</text:span><text:span text:style-name="T233">l'operatore Cancella </text:span><text:span text:style-name="T234">ha</text:span><text:span text:style-name="T233"> complessità di ordine O(n), </text:span><text:span text:style-name="T234">gli </text:span><text:span text:style-name="T233">operatori Appartiene e Recupera hanno complessità dell'ordine O(logn), </text:span><text:span text:style-name="T234">g</text:span><text:span text:style-name="T232">li operatori Inserisci e Cancella </text:span><text:span text:style-name="T234">hanno complessità dell'ordine</text:span><text:span text:style-name="T232"> O(n).</text:span></text:p>
      <text:p text:style-name="P122"><text:span text:style-name="T242"/></text:p>
      <text:p text:style-name="P122"><text:span text:style-name="T242">Si noti che è anche possibile utilizzare un albero binario di ricerca per memorizzare gli elementi del dizionario sfruttando così </text:span><text:span text:style-name="T243">il vantaggio di poter ricercare elementi in una struttura che per sua natura è già predisposta per </text:span><text:soft-page-break/><text:span text:style-name="T243">fornire un risultato in modo efficiente.</text:span></text:p>
      <text:p text:style-name="P122"><text:span text:style-name="T243"/></text:p>
      <text:p text:style-name="P123"><text:span text:style-name="T236">Rappresentazione con </text:span><text:span text:style-name="T244">Tabella Hash</text:span></text:p>
      <text:p text:style-name="P132"/>
      <text:p text:style-name="P132"><text:span text:style-name="T245">E</text:span>siste una tecnica denominata “hash”, che si appoggia su di una struttura di dati tabellare, che si presta ad essere usata per realizzare dizionari.</text:p>
      <text:p text:style-name="P132"><text:span text:style-name="T206">C</text:span><text:span text:style-name="T204">on questa struttura, le operazioni di ricerca e di modifica di un dizionario possono operare in tempi costanti e indipendenti sia dalla dimensione del dizionario che dall</text:span><text:span text:style-name="T206">'</text:span><text:span text:style-name="T204">insieme dei valori che verranno gestiti.</text:span></text:p>
      <text:p text:style-name="P133"><text:span text:style-name="T207">L'idea è quella di ottenere la posizione che occuperà un elemento del dizionario nella tabella dal valore della chiave.</text:span></text:p>
      <text:p text:style-name="P133"><text:span text:style-name="T207">Per applicare la tecnica di hashing occorre che siano rispettati i seguenti requisiti:</text:span></text:p>
      <text:list xml:id="list1906342597" text:style-name="L36">
        <text:list-item>
          <text:p text:style-name="P130"><text:span text:style-name="T20">l'insieme</text:span><text:span text:style-name="T20"><draw:frame draw:style-name="fr1" draw:name="Oggetto2" text:anchor-type="as-char" svg:width="0.52cm" svg:height="0.467cm" draw:z-index="11"><draw:object xlink:href="./Object 2" xlink:type="simple" xlink:show="embed" xlink:actuate="onLoad"/><draw:image xlink:href="./ObjectReplacements/Object 2" xlink:type="simple" xlink:show="embed" xlink:actuate="onLoad"/><svg:desc>formula</svg:desc></draw:frame></text:span><text:span text:style-name="T20">delle chiavi del dizionario sia totalmente ordinato e non devono essere necessariamente numeri</text:span></text:p>
        </text:list-item>
        <text:list-item>
          <text:p text:style-name="P130"><text:span text:style-name="T20">trovare una funzione detta </text:span><text:span text:style-name="T22">funzione di hash</text:span><text:span text:style-name="T22"><draw:frame draw:style-name="fr1" draw:name="Oggetto1" text:anchor-type="as-char" svg:width="2.748cm" svg:height="0.482cm" draw:z-index="13"><draw:object xlink:href="./Object 1" xlink:type="simple" xlink:show="embed" xlink:actuate="onLoad"/><draw:image xlink:href="./ObjectReplacements/Object 1" xlink:type="simple" xlink:show="embed" xlink:actuate="onLoad"/></draw:frame></text:span><text:span text:style-name="T21">dove</text:span><text:span text:style-name="T21"><draw:frame draw:style-name="fr1" draw:name="Oggetto3" text:anchor-type="as-char" svg:width="0.566cm" svg:height="0.467cm" draw:z-index="12"><draw:object xlink:href="./Object 3" xlink:type="simple" xlink:show="embed" xlink:actuate="onLoad"/><draw:image xlink:href="./ObjectReplacements/Object 3" xlink:type="simple" xlink:show="embed" xlink:actuate="onLoad"/><svg:desc>formula</svg:desc></draw:frame></text:span><text:span text:style-name="T21">è la funzione che associa indici della tabella di a chiavi del dizionario ed</text:span><text:span text:style-name="T21"><draw:frame draw:style-name="fr1" draw:name="Oggetto4" text:anchor-type="as-char" svg:width="0.549cm" svg:height="0.467cm" draw:z-index="14"><draw:object xlink:href="./Object 4" xlink:type="simple" xlink:show="embed" xlink:actuate="onLoad"/><draw:image xlink:href="./ObjectReplacements/Object 4" xlink:type="simple" xlink:show="embed" xlink:actuate="onLoad"/><svg:desc>formula</svg:desc></draw:frame></text:span><text:span text:style-name="T21">è la dimensione della tabella di hash</text:span></text:p>
        </text:list-item>
      </text:list>
      <text:p text:style-name="P129"><text:span text:style-name="T21"/></text:p>
      <text:p text:style-name="P129"><text:span text:style-name="T21">come conseguenza si ha che l'elemento con chiave</text:span><text:span text:style-name="T21"><draw:frame draw:style-name="fr1" draw:name="Oggetto5" text:anchor-type="as-char" svg:width="0.434cm" svg:height="0.467cm" draw:z-index="15"><draw:object xlink:href="./Object 5" xlink:type="simple" xlink:show="embed" xlink:actuate="onLoad"/><draw:image xlink:href="./ObjectReplacements/Object 5" xlink:type="simple" xlink:show="embed" xlink:actuate="onLoad"/><svg:desc>formula</svg:desc></draw:frame></text:span><text:span text:style-name="T21">è in posizione</text:span><text:span text:style-name="T21"><draw:frame draw:style-name="fr1" draw:name="Oggetto6" text:anchor-type="as-char" svg:width="1.845cm" svg:height="0.497cm" draw:z-index="16"><draw:object xlink:href="./Object 6" xlink:type="simple" xlink:show="embed" xlink:actuate="onLoad"/><draw:image xlink:href="./ObjectReplacements/Object 6" xlink:type="simple" xlink:show="embed" xlink:actuate="onLoad"/><svg:desc>formula</svg:desc></draw:frame></text:span><text:span text:style-name="T21">nella tabella di hash.</text:span></text:p>
      <text:p text:style-name="P129"><text:span text:style-name="T21"/></text:p>
      <text:p text:style-name="P129"><text:span text:style-name="T21">Si può tranquillamente pensare che la tabella di hash sia semplicemente un vettore.</text:span></text:p>
      <text:p text:style-name="P129"><text:span text:style-name="T21"/></text:p>
      <text:p text:style-name="P129"><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ndard Symbols L" svg:font-family="'Standard Symbols L'" style:font-charset="x-symbol"/>
    <style:font-face style:name="Standard Symbols L1" svg:font-family="'Standard Symbols L'" style:font-adornments="Bold" style:font-charset="x-symbol"/>
    <style:font-face style:name="Symbol1" svg:font-family="Symbol" style:font-charset="x-symbol"/>
    <style:font-face style:name="Symbol" svg:font-family="Symbol" style:font-pitch="variable" style:font-charset="x-symbol"/>
    <style:font-face style:name="LPLHMC+SymbolMT" svg:font-family="LPLHMC+SymbolMT"/>
    <style:font-face style:name="Lohit Hindi2" svg:font-family="'Lohit Hindi'"/>
    <style:font-face style:name="OpenSymbol" svg:font-family="OpenSymbol"/>
    <style:font-face style:name="AHNLLP+ArialMT" svg:font-family="AHNLLP+ArialMT" style:font-family-generic="swiss"/>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Courier 10 Pitch" svg:font-family="'Courier 10 Pitch'" style:font-pitch="fixed"/>
    <style:font-face style:name="LucidaConsole" svg:font-family="LucidaConsole"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3T17:57:43</meta:creation-date>
    <dc:date>2011-02-14T01:02:46</dc:date>
    <dc:creator>packyuser </dc:creator>
    <meta:editing-duration>PT126H35M31S</meta:editing-duration>
    <meta:editing-cycles>107</meta:editing-cycles>
    <meta:generator>OpenOffice.org/3.2$Unix OpenOffice.org_project/320m19$Build-9505</meta:generator>
    <meta:document-statistic meta:table-count="0" meta:image-count="0" meta:object-count="17" meta:page-count="4" meta:paragraph-count="66" meta:word-count="1292" meta:character-count="8344"/>
  </office:meta>
</office:document-meta>
</file>

<file path=Object 1/content.xml><?xml version="1.0" encoding="utf-8"?>
<math xmlns="http://www.w3.org/1998/Math/MathML">
  <semantics>
    <mstyle mathvariant="bold">
      <mrow>
        <mrow>
          <mi>H</mi>
          <mi mathvariant="normal">:</mi>
          <mi>K</mi>
          <mo stretchy="false">→</mo>
          <mrow>
            <mi stretchy="false" mathvariant="normal">[</mi>
            <mrow>
              <mn>1,</mn>
              <mi>m</mi>
            </mrow>
            <mi stretchy="false" mathvariant="normal">]</mi>
          </mrow>
        </mrow>
      </mrow>
    </mstyle>
    <annotation encoding="StarMath 5.0">bold {H:K rightarrow [1, m]}</annotation>
  </semantics>
</math>
</file>

<file path=Object 2/content.xml><?xml version="1.0" encoding="utf-8"?>
<math xmlns="http://www.w3.org/1998/Math/MathML">
  <semantics>
    <mstyle mathvariant="bold">
      <mrow>
        <mi>K</mi>
      </mrow>
    </mstyle>
    <annotation encoding="StarMath 5.0">bold {K}</annotation>
  </semantics>
</math>
</file>

<file path=Object 27/content.xml><?xml version="1.0" encoding="utf-8"?>
<math xmlns="http://www.w3.org/1998/Math/MathML">
  <semantics>
    <mstyle mathvariant="bold">
      <mrow>
        <mi>n</mi>
      </mrow>
    </mstyle>
    <annotation encoding="StarMath 5.0">bold {n}</annotation>
  </semantics>
</math>
</file>

<file path=Object 28/content.xml><?xml version="1.0" encoding="utf-8"?>
<math xmlns="http://www.w3.org/1998/Math/MathML">
  <semantics>
    <mstyle mathvariant="bold">
      <mrow>
        <mi>m</mi>
      </mrow>
    </mstyle>
    <annotation encoding="StarMath 5.0">bold {m}</annotation>
  </semantics>
</math>
</file>

<file path=Object 29/content.xml><?xml version="1.0" encoding="utf-8"?>
<math xmlns="http://www.w3.org/1998/Math/MathML">
  <semantics>
    <mstyle mathvariant="bold">
      <mrow>
        <mrow>
          <mo stretchy="false">α</mo>
          <mi mathvariant="normal">=</mi>
          <mrow>
            <mi>n</mi>
            <mi mathvariant="normal">/</mi>
            <mi>m</mi>
          </mrow>
        </mrow>
      </mrow>
    </mstyle>
    <annotation encoding="StarMath 5.0">bold {%alpha = n/m}</annotation>
  </semantics>
</math>
</file>

<file path=Object 3/content.xml><?xml version="1.0" encoding="utf-8"?>
<math xmlns="http://www.w3.org/1998/Math/MathML">
  <semantics>
    <mstyle mathvariant="bold">
      <mrow>
        <mi>H</mi>
      </mrow>
    </mstyle>
    <annotation encoding="StarMath 5.0">bold {H}</annotation>
  </semantics>
</math>
</file>

<file path=Object 30/content.xml><?xml version="1.0" encoding="utf-8"?>
<math xmlns="http://www.w3.org/1998/Math/MathML">
  <semantics>
    <mstyle mathvariant="bold">
      <mrow>
        <mi>i</mi>
      </mrow>
    </mstyle>
    <annotation encoding="StarMath 5.0">bold {i}</annotation>
  </semantics>
</math>
</file>

<file path=Object 31/content.xml><?xml version="1.0" encoding="utf-8"?>
<math xmlns="http://www.w3.org/1998/Math/MathML">
  <semantics>
    <mstyle mathvariant="bold">
      <mrow>
        <mi>j</mi>
      </mrow>
    </mstyle>
    <annotation encoding="StarMath 5.0">bold {j}</annotation>
  </semantics>
</math>
</file>

<file path=Object 32/content.xml><?xml version="1.0" encoding="utf-8"?>
<math xmlns="http://www.w3.org/1998/Math/MathML">
  <semantics>
    <mstyle mathvariant="bold">
      <mrow>
        <msub>
          <mi>k</mi>
          <mi>i</mi>
        </msub>
      </mrow>
    </mstyle>
    <annotation encoding="StarMath 5.0">bold {k_i}</annotation>
  </semantics>
</math>
</file>

<file path=Object 33/content.xml><?xml version="1.0" encoding="utf-8"?>
<math xmlns="http://www.w3.org/1998/Math/MathML">
  <semantics>
    <mstyle mathvariant="bold">
      <mrow>
        <msub>
          <mi>k</mi>
          <mi>j</mi>
        </msub>
      </mrow>
    </mstyle>
    <annotation encoding="StarMath 5.0">bold {k_j}</annotation>
  </semantics>
</math>
</file>

<file path=Object 34/content.xml><?xml version="1.0" encoding="utf-8"?>
<math xmlns="http://www.w3.org/1998/Math/MathML">
  <semantics>
    <mstyle mathvariant="bold">
      <mrow>
        <mrow>
          <mi>i</mi>
          <mo stretchy="false">&lt;</mo>
          <mi>j</mi>
        </mrow>
      </mrow>
    </mstyle>
    <annotation encoding="StarMath 5.0">bold {i&lt;j}</annotation>
  </semantics>
</math>
</file>

<file path=Object 35/content.xml><?xml version="1.0" encoding="utf-8"?>
<math xmlns="http://www.w3.org/1998/Math/MathML">
  <semantics>
    <mstyle mathvariant="bold">
      <mrow>
        <mi>i</mi>
      </mrow>
    </mstyle>
    <annotation encoding="StarMath 5.0">bold {i}</annotation>
  </semantics>
</math>
</file>

<file path=Object 36/content.xml><?xml version="1.0" encoding="utf-8"?>
<math xmlns="http://www.w3.org/1998/Math/MathML">
  <semantics>
    <mstyle mathvariant="bold">
      <mrow>
        <mi>j</mi>
      </mrow>
    </mstyle>
    <annotation encoding="StarMath 5.0">bold {j}</annotation>
  </semantics>
</math>
</file>

<file path=Object 37/content.xml><?xml version="1.0" encoding="utf-8"?>
<math xmlns="http://www.w3.org/1998/Math/MathML">
  <semantics>
    <mstyle mathvariant="bold">
      <mrow>
        <mrow>
          <msub>
            <mi>k</mi>
            <mi>i</mi>
          </msub>
          <mo stretchy="false">&lt;</mo>
          <msub>
            <mi>k</mi>
            <mi>j</mi>
          </msub>
        </mrow>
      </mrow>
    </mstyle>
    <annotation encoding="StarMath 5.0">bold {k_i&lt;k_j}</annotation>
  </semantics>
</math>
</file>

<file path=Object 4/content.xml><?xml version="1.0" encoding="utf-8"?>
<math xmlns="http://www.w3.org/1998/Math/MathML">
  <semantics>
    <mstyle mathvariant="bold">
      <mrow>
        <mi>m</mi>
      </mrow>
    </mstyle>
    <annotation encoding="StarMath 5.0">bold {m}</annotation>
  </semantics>
</math>
</file>

<file path=Object 5/content.xml><?xml version="1.0" encoding="utf-8"?>
<math xmlns="http://www.w3.org/1998/Math/MathML">
  <semantics>
    <mstyle mathvariant="bold">
      <mrow>
        <mi>k</mi>
      </mrow>
    </mstyle>
    <annotation encoding="StarMath 5.0">bold {k}</annotation>
  </semantics>
</math>
</file>

<file path=Object 6/content.xml><?xml version="1.0" encoding="utf-8"?>
<math xmlns="http://www.w3.org/1998/Math/MathML">
  <semantics>
    <mstyle mathvariant="bold">
      <mrow>
        <mrow>
          <mi>v</mi>
          <mrow>
            <mi stretchy="false" mathvariant="normal">[</mi>
            <mrow>
              <mi>H</mi>
              <mrow>
                <mo stretchy="false">(</mo>
                <mi>k</mi>
                <mo stretchy="false">)</mo>
              </mrow>
            </mrow>
            <mi stretchy="false" mathvariant="normal">]</mi>
          </mrow>
        </mrow>
      </mrow>
    </mstyle>
    <annotation encoding="StarMath 5.0">bold {v[H(k)]}</annotation>
  </semantics>
</math>
</file>